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8.232cm"/>
    </style:style>
    <style:style style:name="co2" style:family="table-column">
      <style:table-column-properties fo:break-before="auto" style:column-width="2.404cm"/>
    </style:style>
    <style:style style:name="co3" style:family="table-column">
      <style:table-column-properties fo:break-before="auto" style:column-width="1.178cm"/>
    </style:style>
    <style:style style:name="co4" style:family="table-column">
      <style:table-column-properties fo:break-before="auto" style:column-width="2.378cm"/>
    </style:style>
    <style:style style:name="co5" style:family="table-column">
      <style:table-column-properties fo:break-before="auto" style:column-width="57.997cm"/>
    </style:style>
    <style:style style:name="co6" style:family="table-column">
      <style:table-column-properties fo:break-before="auto" style:column-width="7.826cm"/>
    </style:style>
    <style:style style:name="co7" style:family="table-column">
      <style:table-column-properties fo:break-before="auto" style:column-width="8.752cm"/>
    </style:style>
    <style:style style:name="co8"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ony_audio_produc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name</text:p>
          </table:table-cell>
          <table:table-cell office:value-type="string" calcext:value-type="string">
            <text:p>price</text:p>
          </table:table-cell>
          <table:table-cell office:value-type="string" calcext:value-type="string">
            <text:p>rating</text:p>
          </table:table-cell>
          <table:table-cell office:value-type="string" calcext:value-type="string">
            <text:p>review_count</text:p>
          </table:table-cell>
          <table:table-cell office:value-type="string" calcext:value-type="string">
            <text:p>images</text:p>
          </table:table-cell>
          <table:table-cell office:value-type="string" calcext:value-type="string">
            <text:p>features</text:p>
          </table:table-cell>
          <table:table-cell office:value-type="string" calcext:value-type="string">
            <text:p>sub_category</text:p>
          </table:table-cell>
          <table:table-cell office:value-type="string" calcext:value-type="string">
            <text:p>category</text:p>
          </table:table-cell>
        </table:table-row>
        <table:table-row table:style-name="ro1">
          <table:table-cell office:value-type="string" calcext:value-type="string">
            <text:p>2.1ch Home Theatre Satellite Speakers</text:p>
          </table:table-cell>
          <table:table-cell office:value-type="string" calcext:value-type="string">
            <text:p>Rs. 8,9901</text:p>
          </table:table-cell>
          <table:table-cell table:number-columns-repeated="2" office:value-type="float" office:value="0" calcext:value-type="float">
            <text:p>0</text:p>
          </table:table-cell>
          <table:table-cell office:value-type="string" calcext:value-type="string">
            <text:p>['https://www.sony.co.in/image/3dde82e0cc76fb82f0647aa3970b3ca5?fmt=pjpeg&amp;wid=110&amp;bgcolor=FFFFFF&amp;bgc=FFFFFF']</text:p>
          </table:table-cell>
          <table:table-cell office:value-type="string" calcext:value-type="string">
            <text:p>['2.1ch system with 60 W total power output ', 'Easy Wireless listening with Bluetooth ', 'USB and audio-in playback ', 'Supplied with remote control ', 'Big Size SubWoofer Box for Wider sound effect of Multimedia Speaker ']</text:p>
          </table:table-cell>
          <table:table-cell office:value-type="string" calcext:value-type="string">
            <text:p>Home Theatre Speakers</text:p>
          </table:table-cell>
          <table:table-cell office:value-type="string" calcext:value-type="string">
            <text:p>Home Theatre and Sound bars</text:p>
          </table:table-cell>
        </table:table-row>
        <table:table-row table:style-name="ro1">
          <table:table-cell office:value-type="string" calcext:value-type="string">
            <text:p>360 Spatial Sound Mapping Dolby AtmosÂ® / DTS:XÂ® 3.1ch Soundbar | HT-A3000</text:p>
          </table:table-cell>
          <table:table-cell office:value-type="string" calcext:value-type="string">
            <text:p>Rs. 69,9901</text:p>
          </table:table-cell>
          <table:table-cell office:value-type="float" office:value="4" calcext:value-type="float">
            <text:p>4</text:p>
          </table:table-cell>
          <table:table-cell office:value-type="float" office:value="46" calcext:value-type="float">
            <text:p>46</text:p>
          </table:table-cell>
          <table:table-cell office:value-type="string" calcext:value-type="string">
            <text:p>['https://www.sony.co.in/image/4d8defd03d7bab8490ebe9f236a4f3e0?fmt=pjpeg&amp;wid=110&amp;bgcolor=FFFFFF&amp;bgc=FFFFFF']</text:p>
          </table:table-cell>
          <table:table-cell office:value-type="string" calcext:value-type="string">
            <text:p>['Supports 360 Spatial Sound Mapping with optional rear speakers ', 'S-Force PRO Front Surround and Vertical Surround Engine for multi-dimensional sound ', 'A built-in dual subwoofer and three front speakers including a dedicated centre speaker for immersive movies ', 'Sound Field Optimisation for easy set up with optional speakers ', 'Stream all your music with wireless connectivity ']</text:p>
          </table:table-cell>
          <table:table-cell office:value-type="string" calcext:value-type="string">
            <text:p>Soundbars</text:p>
          </table:table-cell>
          <table:table-cell office:value-type="string" calcext:value-type="string">
            <text:p>Home Theatre and Sound bars</text:p>
          </table:table-cell>
        </table:table-row>
        <table:table-row table:style-name="ro1">
          <table:table-cell office:value-type="string" calcext:value-type="string">
            <text:p>360 Spatial Sound Mapping Dolby AtmosÂ®/DTS:XÂ® 5.1.2ch Soundbar | HT-A5000</text:p>
          </table:table-cell>
          <table:table-cell office:value-type="string" calcext:value-type="string">
            <text:p>Rs. 104,9901</text:p>
          </table:table-cell>
          <table:table-cell office:value-type="float" office:value="4.5" calcext:value-type="float">
            <text:p>4.5</text:p>
          </table:table-cell>
          <table:table-cell office:value-type="float" office:value="32" calcext:value-type="float">
            <text:p>32</text:p>
          </table:table-cell>
          <table:table-cell office:value-type="string" calcext:value-type="string">
            <text:p>['https://www.sony.co.in/image/d93db98f7609b848c0333d5319bb0490?fmt=pjpeg&amp;wid=110&amp;bgcolor=FFFFFF&amp;bgc=FFFFFF']</text:p>
          </table:table-cell>
          <table:table-cell office:value-type="string" calcext:value-type="string">
            <text:p>['Supports 360 Spatial Sound Mapping with optional rear speakers ', 'S-Force PRO Front Surround and Vertical Surround Engine for multi-dimensional sound ', 'Up-firing speakers, beam tweeters, a built-in dual subwoofer and three front speakers ', 'Sound Field Optimization for easy set up ', 'Stream all your music with wireless connectivity ']</text:p>
          </table:table-cell>
          <table:table-cell office:value-type="string" calcext:value-type="string">
            <text:p>Soundbars</text:p>
          </table:table-cell>
          <table:table-cell office:value-type="string" calcext:value-type="string">
            <text:p>Home Theatre and Sound bars</text:p>
          </table:table-cell>
        </table:table-row>
        <table:table-row table:style-name="ro1">
          <table:table-cell office:value-type="string" calcext:value-type="string">
            <text:p>360 Spatial Sound Mapping Dolby AtmosÂ®/DTS:XÂ® Home Theatre System | HT-A9</text:p>
          </table:table-cell>
          <table:table-cell office:value-type="string" calcext:value-type="string">
            <text:p>Rs. 169,9901</text:p>
          </table:table-cell>
          <table:table-cell table:number-columns-repeated="2" office:value-type="float" office:value="0" calcext:value-type="float">
            <text:p>0</text:p>
          </table:table-cell>
          <table:table-cell office:value-type="string" calcext:value-type="string">
            <text:p>['https://www.sony.co.in/image/60bc3428f7308285e5babc003192e4c4?fmt=pjpeg&amp;wid=110&amp;bgcolor=FFFFFF&amp;bgc=FFFFFF']</text:p>
          </table:table-cell>
          <table:table-cell office:value-type="string" calcext:value-type="string">
            <text:p>['360 Spatial Sound Mapping for a whole new surround experience ', 'Flexible layout with wireless connectivity ', 'Sound Field Optimization for easy set up ', 'Immersive Audio Enhancement converts regular audio to Spatial Sound ', 'Multiple phantom speakers for immersive movies and music ']</text:p>
          </table:table-cell>
          <table:table-cell office:value-type="string" calcext:value-type="string">
            <text:p>['Soundbars', 'Home Theatre Systems']</text:p>
          </table:table-cell>
          <table:table-cell office:value-type="string" calcext:value-type="string">
            <text:p>Home Theatre and Sound bars</text:p>
          </table:table-cell>
        </table:table-row>
        <table:table-row table:style-name="ro1">
          <table:table-cell office:value-type="string" calcext:value-type="string">
            <text:p>4.1ch Home Theatre Satellite Speakers</text:p>
          </table:table-cell>
          <table:table-cell office:value-type="string" calcext:value-type="string">
            <text:p>Rs. 13,9901</text:p>
          </table:table-cell>
          <table:table-cell table:number-columns-repeated="2" office:value-type="float" office:value="0" calcext:value-type="float">
            <text:p>0</text:p>
          </table:table-cell>
          <table:table-cell office:value-type="string" calcext:value-type="string">
            <text:p>['https://www.sony.co.in/image/a78fa7de1c06509970540649e2e1db1d?fmt=pjpeg&amp;wid=110&amp;bgcolor=FFFFFF&amp;bgc=FFFFFF']</text:p>
          </table:table-cell>
          <table:table-cell office:value-type="string" calcext:value-type="string">
            <text:p>['4.1ch system with 80 W total power output ', 'Supplied with remote control ', 'Big Size SubWoofer Box for Wider sound effect of Multimedia Speaker ', 'Enjoy easy wireless connectivity with Bluetooth ', 'USB and audio-in playback ']</text:p>
          </table:table-cell>
          <table:table-cell office:value-type="string" calcext:value-type="string">
            <text:p>Home Theatre Speakers</text:p>
          </table:table-cell>
          <table:table-cell office:value-type="string" calcext:value-type="string">
            <text:p>Home Theatre and Sound bars</text:p>
          </table:table-cell>
        </table:table-row>
        <table:table-row table:style-name="ro1">
          <table:table-cell office:value-type="string" calcext:value-type="string">
            <text:p>7.1.2ch Dolby AtmosÂ®/ DTS:XÂ® Soundbar | HT-A7000</text:p>
          </table:table-cell>
          <table:table-cell office:value-type="string" calcext:value-type="string">
            <text:p>Rs. 149,9901</text:p>
          </table:table-cell>
          <table:table-cell table:number-columns-repeated="2" office:value-type="float" office:value="0" calcext:value-type="float">
            <text:p>0</text:p>
          </table:table-cell>
          <table:table-cell office:value-type="string" calcext:value-type="string">
            <text:p>['https://www.sony.co.in/image/3368a02b62122671f2fc7271424337dd?fmt=pjpeg&amp;wid=110&amp;bgcolor=FFFFFF&amp;bgc=FFFFFF']</text:p>
          </table:table-cell>
          <table:table-cell office:value-type="string" calcext:value-type="string">
            <text:p>['S-Force PRO Front Surround and Vertical Surround Engine for multi-dimensional sound ', 'Immersive Audio Enhancement adds overhead sound to conventional surround soundtracks and even stereo audio ', 'Up-firing speakers, beam tweeters, a built-in dual subwoofer and five front speakers ', 'Sound Field Optimization for easy set up ', 'Wireless connectivity for music streaming ']</text:p>
          </table:table-cell>
          <table:table-cell office:value-type="string" calcext:value-type="string">
            <text:p>Soundbars</text:p>
          </table:table-cell>
          <table:table-cell office:value-type="string" calcext:value-type="string">
            <text:p>Home Theatre and Sound bars</text:p>
          </table:table-cell>
        </table:table-row>
        <table:table-row table:style-name="ro1">
          <table:table-cell office:value-type="string" calcext:value-type="string">
            <text:p>A300 WalkmanÂ® A Series</text:p>
          </table:table-cell>
          <table:table-cell office:value-type="string" calcext:value-type="string">
            <text:p>Rs.29,990</text:p>
          </table:table-cell>
          <table:table-cell office:value-type="float" office:value="3.9" calcext:value-type="float">
            <text:p>3.9</text:p>
          </table:table-cell>
          <table:table-cell office:value-type="float" office:value="61" calcext:value-type="float">
            <text:p>61</text:p>
          </table:table-cell>
          <table:table-cell office:value-type="string" calcext:value-type="string">
            <text:p>['https://sony.scene7.com/is/image/sonyglobalsolutions/NW-A300_Intro1_D?$productIntroPlatedesktop$', 'https://sony.scene7.com/is/image/sonyglobalsolutions/NW-A300_Gallery1-1?$productIntroPlatedesktop$&amp;fmt=png-alpha', 'https://sony.scene7.com/is/image/sonyglobalsolutions/NW-A300_Gallery2-1?$productIntroPlatedesktop$&amp;fmt=png-alpha', 'https://sony.scene7.com/is/image/sonyglobalsolutions/NW-A300_Gallery3-1?$productIntroPlatedesktop$&amp;fmt=png-alpha', 'https://sony.scene7.com/is/image/sonyglobalsolutions/NW-A300_Gallery4-1?$productIntroPlatedesktop$&amp;fmt=png-alpha', 'https://sony.scene7.com/is/image/sonyglobalsolutions/NW-A300_Gallery5-1?$productIntroPlatedesktop$&amp;fmt=png-alpha', 'https://sony.scene7.com/is/image/sonyglobalsolutions/NW-A300_Gallery6-1?$productIntroPlatedesktop$&amp;fmt=png-alpha', 'https://sony.scene7.com/is/image/sonyglobalsolutions/A300_Gray_1_D?$productIntroPlatedesktop$&amp;fmt=png-alpha', 'https://sony.scene7.com/is/image/sonyglobalsolutions/A300_Gray_2_D?$productIntroPlatedesktop$&amp;fmt=png-alpha', 'https://sony.scene7.com/is/image/sonyglobalsolutions/A300_Gray_3_D?$productIntroPlatedesktop$&amp;fmt=png-alpha', 'https://sony.scene7.com/is/image/sonyglobalsolutions/A300_Gray_4_D?$productIntroPlatedesktop$&amp;fmt=png-alpha', 'https://sony.scene7.com/is/image/sonyglobalsolutions/A300_Blue_1_D?$productIntroPlatedesktop$&amp;fmt=png-alpha', 'https://sony.scene7.com/is/image/sonyglobalsolutions/A300_Blue_2_D?$productIntroPlatedesktop$&amp;fmt=png-alpha', 'https://sony.scene7.com/is/image/sonyglobalsolutions/A300_Blue_3_D?$productIntroPlatedesktop$&amp;fmt=png-alpha', 'https://sony.scene7.com/is/image/sonyglobalsolutions/A300_Blue_4_D?$productIntroPlatedesktop$&amp;fmt=png-alpha']</text:p>
          </table:table-cell>
          <table:table-cell office:value-type="string" calcext:value-type="string">
            <text:p>['High-quality sound playback', 'High-end components', 'Longer battery life', 'Easy downloading and streaming', 'Fully portable']</text:p>
          </table:table-cell>
          <table:table-cell office:value-type="string" calcext:value-type="string">
            <text:p>['Premium', 'Music Streaming']</text:p>
          </table:table-cell>
          <table:table-cell office:value-type="string" calcext:value-type="string">
            <text:p>Walkman</text:p>
          </table:table-cell>
        </table:table-row>
        <table:table-row table:style-name="ro1">
          <table:table-cell office:value-type="string" calcext:value-type="string">
            <text:p>BRAVIA Theatre Bar 8 | Single Soundbar | 360 Spatial Sound Mapping | Dolby AtmosÂ®/DTS:XÂ®</text:p>
          </table:table-cell>
          <table:table-cell office:value-type="string" calcext:value-type="string">
            <text:p>Rs.104,990</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text:a xlink:href="https://m.media-amazon.com/images/I/516XwYWQFDL._SL1500_.jpg" xlink:type="simple">https://m.media-amazon.com/images/I/516XwYWQFDL._SL1500_.jpg</text:a>’, ‘<text:a xlink:href="https://m.media-amazon.com/images/I/51cZWkA6psL._SL1500_.jpg" xlink:type="simple">https://m.media-amazon.com/images/I/51cZWkA6psL._SL1500_.jpg</text:a>’]</text:p>
          </table:table-cell>
          <table:table-cell office:value-type="string" calcext:value-type="string">
            <text:p>[]</text:p>
          </table:table-cell>
          <table:table-cell office:value-type="string" calcext:value-type="string">
            <text:p>Soundbars</text:p>
          </table:table-cell>
          <table:table-cell office:value-type="string" calcext:value-type="string">
            <text:p>Home Theatre and Sound Bars</text:p>
          </table:table-cell>
        </table:table-row>
        <table:table-row table:style-name="ro1">
          <table:table-cell office:value-type="string" calcext:value-type="string">
            <text:p>BRAVIA Theatre Bar 9 | Flagship Single Soundbar | 360 Spatial Sound Mapping | Dolby AtmosÂ®/DTS:XÂ®</text:p>
          </table:table-cell>
          <table:table-cell office:value-type="string" calcext:value-type="string">
            <text:p>Rs.149,990</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text:a xlink:href="https://m.media-amazon.com/images/I/61giIWXu80L._SL1500_.jpg" xlink:type="simple">https://m.media-amazon.com/images/I/61giIWXu80L._SL1500_.jpg</text:a>’, ‘<text:a xlink:href="https://m.media-amazon.com/images/I/51lI7nUxe8L._SL1500_.jpg" xlink:type="simple">https://m.media-amazon.com/images/I/51lI7nUxe8L._SL1500_.jpg</text:a>’]</text:p>
          </table:table-cell>
          <table:table-cell office:value-type="string" calcext:value-type="string">
            <text:p>[]</text:p>
          </table:table-cell>
          <table:table-cell office:value-type="string" calcext:value-type="string">
            <text:p>Soundbars</text:p>
          </table:table-cell>
          <table:table-cell office:value-type="string" calcext:value-type="string">
            <text:p>Home Theatre and Sound Bars</text:p>
          </table:table-cell>
        </table:table-row>
        <table:table-row table:style-name="ro1">
          <table:table-cell office:value-type="string" calcext:value-type="string">
            <text:p>BRAVIA Theatre Quad | Flagship home cinema system | 360 Spatial Sound Mapping | Dolby AtmosÂ®/DTS:XÂ®</text:p>
          </table:table-cell>
          <table:table-cell office:value-type="string" calcext:value-type="string">
            <text:p>Rs.239,990</text:p>
          </table:table-cell>
          <table:table-cell table:number-columns-repeated="2" office:value-type="float" office:value="5" calcext:value-type="float">
            <text:p>5</text:p>
          </table:table-cell>
          <table:table-cell office:value-type="string" calcext:value-type="string">
            <text:p>[‘<text:a xlink:href="https://m.media-amazon.com/images/I/81M9g3GdjFL._SL1500_.jpg" xlink:type="simple">https://m.media-amazon.com/images/I/81M9g3GdjFL._SL1500_.jpg</text:a>’]</text:p>
          </table:table-cell>
          <table:table-cell office:value-type="string" calcext:value-type="string">
            <text:p>[]</text:p>
          </table:table-cell>
          <table:table-cell office:value-type="string" calcext:value-type="string">
            <text:p>['Soundbars', 'Home Theatre Systems']</text:p>
          </table:table-cell>
          <table:table-cell office:value-type="string" calcext:value-type="string">
            <text:p>Home Theatre and Sound Bars</text:p>
          </table:table-cell>
        </table:table-row>
        <table:table-row table:style-name="ro1">
          <table:table-cell office:value-type="string" calcext:value-type="string">
            <text:p>BRAVIA Theatre U | Wireless Neckband Speaker | Dolby Atmos®</text:p>
          </table:table-cell>
          <table:table-cell office:value-type="string" calcext:value-type="string">
            <text:p>Rs.29,990</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https://sony.scene7.com/is/image/sonyglobalsolutions/HAVFY24_NS2_0_insitu_D?$productIntroPlatedesktop$&amp;fmt=png-alpha', 'https://sony.scene7.com/is/image/sonyglobalsolutions/HAVFY24_NS2_1_main_D?$productIntroPlatedesktop$&amp;fmt=png-alpha', 'https://sony.scene7.com/is/image/sonyglobalsolutions/HAVFY24_NS2_2_front_D?$productIntroPlatedesktop$&amp;fmt=png-alpha', 'https://sony.scene7.com/is/image/sonyglobalsolutions/HAVFY24_NS2_3_front_thin_D?$productIntroPlatedesktop$&amp;fmt=png-alpha', 'https://sony.scene7.com/is/image/sonyglobalsolutions/HAVFY24_NS2_4_front_thick_D?$productIntroPlatedesktop$&amp;fmt=png-alpha', 'https://sony.scene7.com/is/image/sonyglobalsolutions/HAVFY24_NS2_5_left_D?$productIntroPlatedesktop$&amp;fmt=png-alpha', 'https://sony.scene7.com/is/image/sonyglobalsolutions/HAVFY24_NS2_6_rear-a_D?$productIntroPlatedesktop$&amp;fmt=png-alpha']</text:p>
          </table:table-cell>
          <table:table-cell office:value-type="string" calcext:value-type="string">
            <text:p>['A whole new surround experience with 360 Spatial Sound Personaliser', 'Immersive sound for you and a friend using dual BRAVIA Theatre U speakers by Speaker Add function', 'Low latency gaming with the supplied wired connection', 'Clear hands-free calls with Precise Voice Pickup Technology', 'IPX4 splash-proof design for worry-free entertainment while doing household chores', 'Switch between PC web conferencing and smartphone calls with Multipoint connection']</text:p>
          </table:table-cell>
          <table:table-cell office:value-type="string" calcext:value-type="string">
            <text:p>['Portable', 'Neckband Speakers']</text:p>
          </table:table-cell>
          <table:table-cell office:value-type="string" calcext:value-type="string">
            <text:p>Wireless Speakers</text:p>
          </table:table-cell>
        </table:table-row>
        <table:table-row table:style-name="ro1">
          <table:table-cell office:value-type="string" calcext:value-type="string">
            <text:p>BRAVIA Theatre U | Wireless Neckband Speaker | Dolby AtmosÂ®</text:p>
          </table:table-cell>
          <table:table-cell office:value-type="string" calcext:value-type="string">
            <text:p>Rs.29,990</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https://sony.scene7.com/is/image/sonyglobalsolutions/HAVFY24_NS2_0_insitu_D?$productIntroPlatedesktop$&amp;fmt=png-alpha', 'https://sony.scene7.com/is/image/sonyglobalsolutions/HAVFY24_NS2_1_main_D?$productIntroPlatedesktop$&amp;fmt=png-alpha', 'https://sony.scene7.com/is/image/sonyglobalsolutions/HAVFY24_NS2_2_front_D?$productIntroPlatedesktop$&amp;fmt=png-alpha', 'https://sony.scene7.com/is/image/sonyglobalsolutions/HAVFY24_NS2_3_front_thin_D?$productIntroPlatedesktop$&amp;fmt=png-alpha', 'https://sony.scene7.com/is/image/sonyglobalsolutions/HAVFY24_NS2_4_front_thick_D?$productIntroPlatedesktop$&amp;fmt=png-alpha', 'https://sony.scene7.com/is/image/sonyglobalsolutions/HAVFY24_NS2_5_left_D?$productIntroPlatedesktop$&amp;fmt=png-alpha', 'https://sony.scene7.com/is/image/sonyglobalsolutions/HAVFY24_NS2_6_rear-a_D?$productIntroPlatedesktop$&amp;fmt=png-alpha']</text:p>
          </table:table-cell>
          <table:table-cell office:value-type="string" calcext:value-type="string">
            <text:p>['A whole new surround experience with 360 Spatial Sound Personaliser', 'Immersive sound for you and a friend using dual BRAVIA Theatre U speakers by Speaker Add function', 'Low latency gaming with the supplied wired connection', 'Clear hands-free calls with Precise Voice Pickup Technology', 'IPX4 splash-proof design for worry-free entertainment while doing household chores', 'Switch between PC web conferencing and smartphone calls with Multipoint connection']</text:p>
          </table:table-cell>
          <table:table-cell office:value-type="string" calcext:value-type="string">
            <text:p>Neckband Speakers</text:p>
          </table:table-cell>
          <table:table-cell office:value-type="string" calcext:value-type="string">
            <text:p>Home Theatre and Sound Bars</text:p>
          </table:table-cell>
        </table:table-row>
        <table:table-row table:style-name="ro1">
          <table:table-cell office:value-type="string" calcext:value-type="string">
            <text:p>Dolby AtmosÂ®/DTS:XÂ® 3.1ch Soundbar | HT-S2000</text:p>
          </table:table-cell>
          <table:table-cell office:value-type="string" calcext:value-type="string">
            <text:p>Rs.51,990</text:p>
          </table:table-cell>
          <table:table-cell office:value-type="float" office:value="4.3" calcext:value-type="float">
            <text:p>4.3</text:p>
          </table:table-cell>
          <table:table-cell office:value-type="float" office:value="45" calcext:value-type="float">
            <text:p>45</text:p>
          </table:table-cell>
          <table:table-cell office:value-type="string" calcext:value-type="string">
            <text:p>['https://sony.scene7.com/is/image/sonyglobalsolutions/CE2_primarytout_D?$productIntroPlatedesktop$', 'https://sony.scene7.com/is/image/sonyglobalsolutions/D_01_HT-S2000_main?$productIntroPlatedesktop$&amp;fmt=png-alpha', 'https://sony.scene7.com/is/image/sonyglobalsolutions/D_02_HT-S2000_front?$productIntroPlatedesktop$&amp;fmt=png-alpha', 'https://sony.scene7.com/is/image/sonyglobalsolutions/D_3_HT-S2000_thumbnail?$productIntroPlatedesktop$&amp;fmt=png-alpha', 'https://sony.scene7.com/is/image/sonyglobalsolutions/D_04_HT-S2000_top?$productIntroPlatedesktop$&amp;fmt=png-alpha', 'https://sony.scene7.com/is/image/sonyglobalsolutions/D_05_HT-S2000_rear_A_E?$productIntroPlatedesktop$&amp;fmt=png-alpha', 'https://sony.scene7.com/is/image/sonyglobalsolutions/D_06_HT-S2000_TV?$productIntroPlatedesktop$&amp;fmt=png-alpha', 'https://sony.scene7.com/is/image/sonyglobalsolutions/D_07_HT-S2000_HT-S400_Remo?$productIntroPlatedesktop$&amp;fmt=png-alpha']</text:p>
          </table:table-cell>
          <table:table-cell office:value-type="string" calcext:value-type="string">
            <text:p>['Cinematic surround sound with Dolby AtmosÂ® and DTS:XÂ®', 'S-Force PRO Front Surround and Vertical Surround Engine for multi-dimensional sound', 'New upmixer elevates all stereo content to three-dimensional surround sound', 'Simple 3.1ch soundbar with built-in dual subwoofer', 'Easy setup with one-cable-connection and smartphone app to guide your initial settings']</text:p>
          </table:table-cell>
          <table:table-cell office:value-type="string" calcext:value-type="string">
            <text:p>Soundbars</text:p>
          </table:table-cell>
          <table:table-cell office:value-type="string" calcext:value-type="string">
            <text:p>Home Theatre and Sound Bars</text:p>
          </table:table-cell>
        </table:table-row>
        <table:table-row table:style-name="ro1">
          <table:table-cell office:value-type="string" calcext:value-type="string">
            <text:p>INZONE Buds Truly Wireless Noise Cancelling Gaming Earbuds</text:p>
          </table:table-cell>
          <table:table-cell office:value-type="string" calcext:value-type="string">
            <text:p>Rs.22,990</text:p>
          </table:table-cell>
          <table:table-cell office:value-type="float" office:value="4.5" calcext:value-type="float">
            <text:p>4.5</text:p>
          </table:table-cell>
          <table:table-cell office:value-type="float" office:value="21" calcext:value-type="float">
            <text:p>21</text:p>
          </table:table-cell>
          <table:table-cell office:value-type="string" calcext:value-type="string">
            <text:p>['https://sony.scene7.com/is/image/sonyglobalsolutions/Product-Intro-Plate_Desktop_00?$productIntroPlatedesktop$&amp;fmt=png-alpha', 'https://sony.scene7.com/is/image/sonyglobalsolutions/Product-Intro-Plate_Desktop_01-6?$productIntroPlatedesktop$&amp;fmt=png-alpha', 'https://sony.scene7.com/is/image/sonyglobalsolutions/Product-Intro-Plate_Desktop_02-6?$productIntroPlatedesktop$&amp;fmt=png-alpha', 'https://sony.scene7.com/is/image/sonyglobalsolutions/Product-Intro-Plate_Desktop_03-1?$productIntroPlatedesktop$&amp;fmt=png-alpha', 'https://sony.scene7.com/is/image/sonyglobalsolutions/Product-Intro-Plate_Desktop_04-1?$productIntroPlatedesktop$&amp;fmt=png-alpha', 'https://sony.scene7.com/is/image/sonyglobalsolutions/Product-Intro-Plate_Desktop_05-1?$productIntroPlatedesktop$&amp;fmt=png-alpha', 'https://sony.scene7.com/is/image/sonyglobalsolutions/Product-Intro-Plate_Desktop_06-1?$productIntroPlatedesktop$&amp;fmt=png-alpha', 'https://sony.scene7.com/is/image/sonyglobalsolutions/Product-Intro-Plate_Desktop_07-1?$productIntroPlatedesktop$&amp;fmt=png-alpha', 'https://sony.scene7.com/is/image/sonyglobalsolutions/Product-Intro-Plate_Desktop_08-1?$productIntroPlatedesktop$&amp;fmt=png-alpha', 'https://sony.scene7.com/is/image/sonyglobalsolutions/Product-Intro-Plate_Desktop_09?$productIntroPlatedesktop$&amp;fmt=png-alpha', 'https://sony.scene7.com/is/image/sonyglobalsolutions/Product-Intro-Plate_Desktop_10?$productIntroPlatedesktop$&amp;fmt=png-alpha', 'https://sony.scene7.com/is/image/sonyglobalsolutions/Product-Intro-Plate_Desktop_11?$productIntroPlatedesktop$&amp;fmt=png-alpha', 'https://sony.scene7.com/is/image/sonyglobalsolutions/Product-Intro-Plate_Desktop_12?$productIntroPlatedesktop$&amp;fmt=png-alpha', 'https://sony.scene7.com/is/image/sonyglobalsolutions/Product-Intro-Plate_Desktop_13?$productIntroPlatedesktop$&amp;fmt=png-alpha']</text:p>
          </table:table-cell>
          <table:table-cell office:value-type="string" calcext:value-type="string">
            <text:p>['360 Spatial Sound for Gaming and advanced personalisation shaped to your ear', 'Cancels out the background, so you can focus on the game', 'Truly wireless Buds with lighter ear contact for increased comfort', 'Up to 12 hours of battery for longer gaming sessions', 'An AI-assisted microphone helps your voice cut through the in-game sound']</text:p>
          </table:table-cell>
          <table:table-cell office:value-type="string" calcext:value-type="string">
            <text:p>Gaming</text:p>
          </table:table-cell>
          <table:table-cell office:value-type="string" calcext:value-type="string">
            <text:p>Headphones</text:p>
          </table:table-cell>
        </table:table-row>
        <table:table-row table:style-name="ro1">
          <table:table-cell office:value-type="string" calcext:value-type="string">
            <text:p>INZONE H3 Wired Gaming Headset</text:p>
          </table:table-cell>
          <table:table-cell office:value-type="string" calcext:value-type="string">
            <text:p>Rs. 9,9901</text:p>
          </table:table-cell>
          <table:table-cell office:value-type="float" office:value="4.5" calcext:value-type="float">
            <text:p>4.5</text:p>
          </table:table-cell>
          <table:table-cell office:value-type="float" office:value="28" calcext:value-type="float">
            <text:p>28</text:p>
          </table:table-cell>
          <table:table-cell office:value-type="string" calcext:value-type="string">
            <text:p>['https://www.sony.co.in/image/39bf4d07b80f99034f09db5d7644e036?fmt=pjpeg&amp;wid=110&amp;bgcolor=FFFFFF&amp;bgc=FFFFFF', 'https://www.sony.co.in/image/b3cf69690ec0d3f5ebfdad6463937ea7?fmt=pjpeg&amp;wid=64&amp;bgcolor=F1F5F9&amp;bgc=F1F5F9', 'https://www.sony.co.in/image/8c65cb7f6fbbd7d976b29002d3cb36ab?fmt=pjpeg&amp;wid=64&amp;bgcolor=F1F5F9&amp;bgc=F1F5F9', 'https://www.sony.co.in/image/183b7ead44077e1909390f91ba03db8c?fmt=pjpeg&amp;wid=64&amp;bgcolor=F1F5F9&amp;bgc=F1F5F9', 'https://www.sony.co.in/image/e45a967e8f43e666f62078ec97e3038a?fmt=pjpeg&amp;wid=64&amp;bgcolor=F1F5F9&amp;bgc=F1F5F9']</text:p>
          </table:table-cell>
          <table:table-cell office:value-type="string" calcext:value-type="string">
            <text:p>['360 Spatial Sound for Gaming for precise rival detection ', 'Soft headband cushion and smooth nylon ear pads for wearing comfort ', 'Boom microphone for seamless team communication ', 'Easy operation with multiple control buttons ', 'Customise settings using INZONE Hub PC software ']</text:p>
          </table:table-cell>
          <table:table-cell office:value-type="string" calcext:value-type="string">
            <text:p>Gaming</text:p>
          </table:table-cell>
          <table:table-cell office:value-type="string" calcext:value-type="string">
            <text:p>Headphones</text:p>
          </table:table-cell>
        </table:table-row>
        <table:table-row table:style-name="ro1">
          <table:table-cell office:value-type="string" calcext:value-type="string">
            <text:p>INZONE H5 Wireless Gaming Headset</text:p>
          </table:table-cell>
          <table:table-cell office:value-type="string" calcext:value-type="string">
            <text:p>Rs.19,990</text:p>
          </table:table-cell>
          <table:table-cell office:value-type="float" office:value="4.9" calcext:value-type="float">
            <text:p>4.9</text:p>
          </table:table-cell>
          <table:table-cell office:value-type="float" office:value="19" calcext:value-type="float">
            <text:p>19</text:p>
          </table:table-cell>
          <table:table-cell office:value-type="string" calcext:value-type="string">
            <text:p>['https://sony.scene7.com/is/image/sonyglobalsolutions/d-Product-Intro-Plate-15?$productIntroPlatedesktop$&amp;fmt=png-alpha', 'https://sony.scene7.com/is/image/sonyglobalsolutions/d-Product-Intro-Plate-9-1?$productIntroPlatedesktop$&amp;fmt=png-alpha', 'https://sony.scene7.com/is/image/sonyglobalsolutions/d-Product-Intro-Plate-8-4?$productIntroPlatedesktop$&amp;fmt=png-alpha', 'https://sony.scene7.com/is/image/sonyglobalsolutions/d-Product-Intro-Plate-5-8?$productIntroPlatedesktop$&amp;fmt=png-alpha', 'https://sony.scene7.com/is/image/sonyglobalsolutions/d-Product-Intro-Plate-3-10?$productIntroPlatedesktop$&amp;fmt=png-alpha', 'https://sony.scene7.com/is/image/sonyglobalsolutions/d-Product-Intro-Plate-11?$productIntroPlatedesktop$&amp;fmt=png-alpha', 'https://sony.scene7.com/is/image/sonyglobalsolutions/d-Product-Intro-Plate-10-1?$productIntroPlatedesktop$&amp;fmt=png-alpha', 'https://sony.scene7.com/is/image/sonyglobalsolutions/d-Product-Intro-Plate-13?$productIntroPlatedesktop$&amp;fmt=png-alpha', 'https://sony.scene7.com/is/image/sonyglobalsolutions/d-Product-Intro-Plate-12?$productIntroPlatedesktop$&amp;fmt=png-alpha', 'https://sony.scene7.com/is/image/sonyglobalsolutions/d-Product-Intro-Plate-14?$productIntroPlatedesktop$&amp;fmt=png-alpha']</text:p>
          </table:table-cell>
          <table:table-cell office:value-type="string" calcext:value-type="string">
            <text:p>['Precise rival detection with 360 Spatial Sound for Gaming', 'Light 260 g total weight and low-pressure fit', 'Bidirectional boom microphone with AI-based noise reduction technology', '28 hours of battery\xa0', 'Wireless or wired listening options']</text:p>
          </table:table-cell>
          <table:table-cell office:value-type="string" calcext:value-type="string">
            <text:p>Gaming</text:p>
          </table:table-cell>
          <table:table-cell office:value-type="string" calcext:value-type="string">
            <text:p>Headphones</text:p>
          </table:table-cell>
        </table:table-row>
        <table:table-row table:style-name="ro1">
          <table:table-cell office:value-type="string" calcext:value-type="string">
            <text:p>LinkBuds Open</text:p>
          </table:table-cell>
          <table:table-cell office:value-type="string" calcext:value-type="string">
            <text:p>Rs.26,990</text:p>
          </table:table-cell>
          <table:table-cell office:value-type="float" office:value="4.4" calcext:value-type="float">
            <text:p>4.4</text:p>
          </table:table-cell>
          <table:table-cell office:value-type="float" office:value="28" calcext:value-type="float">
            <text:p>28</text:p>
          </table:table-cell>
          <table:table-cell office:value-type="string" calcext:value-type="string">
            <text:p>[‘<text:a xlink:href="https://m.media-amazon.com/images/I/51CzU0oh-GL._SL1500_.jpg" xlink:type="simple">https://m.media-amazon.com/images/I/51CzU0oh-GL._SL1500_.jpg</text:a>’, ‘<text:a xlink:href="https://m.media-amazon.com/images/I/61gsOIXDlNL._SL1500_.jpg" xlink:type="simple">https://m.media-amazon.com/images/I/61gsOIXDlNL._SL1500_.jpg</text:a>’]</text:p>
          </table:table-cell>
          <table:table-cell office:value-type="string" calcext:value-type="string">
            <text:p>[]</text:p>
          </table:table-cell>
          <table:table-cell office:value-type="string" calcext:value-type="string">
            <text:p>Truly Wireless</text:p>
          </table:table-cell>
          <table:table-cell office:value-type="string" calcext:value-type="string">
            <text:p>Headphones</text:p>
          </table:table-cell>
        </table:table-row>
        <table:table-row table:style-name="ro1">
          <table:table-cell office:value-type="string" calcext:value-type="string">
            <text:p>LinkBuds S</text:p>
          </table:table-cell>
          <table:table-cell office:value-type="string" calcext:value-type="string">
            <text:p>Rs. 24,9901</text:p>
          </table:table-cell>
          <table:table-cell office:value-type="float" office:value="4" calcext:value-type="float">
            <text:p>4</text:p>
          </table:table-cell>
          <table:table-cell office:value-type="float" office:value="228" calcext:value-type="float">
            <text:p>228</text:p>
          </table:table-cell>
          <table:table-cell office:value-type="string" calcext:value-type="string">
            <text:p>['https://www.sony.co.in/image/c0d5f94fb6eaca7bf75bffe64874c195?fmt=pjpeg&amp;wid=110&amp;bgcolor=FFFFFF&amp;bgc=FFFFFF']</text:p>
          </table:table-cell>
          <table:table-cell office:value-type="string" calcext:value-type="string">
            <text:p>['Always on for connecting your online and offline worlds ', 'Automatically switches between optimised ambient sound and noise cancelling ', 'Ultra-small, lightweight and super fit ', 'Immersive music and clear calls ', '20 hours battery life with a 5-minute quick charge for up to 60 minutes of play time ']</text:p>
          </table:table-cell>
          <table:table-cell office:value-type="string" calcext:value-type="string">
            <text:p>['Noise Cancelling', 'Wireless', 'Water Resistant']</text:p>
          </table:table-cell>
          <table:table-cell office:value-type="string" calcext:value-type="string">
            <text:p>Headphones</text:p>
          </table:table-cell>
        </table:table-row>
        <table:table-row table:style-name="ro1">
          <table:table-cell office:value-type="string" calcext:value-type="string">
            <text:p>LinkBuds series | LinkBuds Open Wireless Headphones</text:p>
          </table:table-cell>
          <table:table-cell office:value-type="string" calcext:value-type="string">
            <text:p>Rs.26,990</text:p>
          </table:table-cell>
          <table:table-cell office:value-type="float" office:value="4.4" calcext:value-type="float">
            <text:p>4.4</text:p>
          </table:table-cell>
          <table:table-cell office:value-type="float" office:value="28" calcext:value-type="float">
            <text:p>28</text:p>
          </table:table-cell>
          <table:table-cell office:value-type="string" calcext:value-type="string">
            <text:p>[‘<text:a xlink:href="https://m.media-amazon.com/images/I/51CzU0oh-GL._SL1500_.jpg" xlink:type="simple">https://m.media-amazon.com/images/I/51CzU0oh-GL._SL1500_.jpg</text:a>’]</text:p>
          </table:table-cell>
          <table:table-cell office:value-type="string" calcext:value-type="string">
            <text:p>[]</text:p>
          </table:table-cell>
          <table:table-cell office:value-type="string" calcext:value-type="string">
            <text:p>['Wireless', 'Water Resistant']</text:p>
          </table:table-cell>
          <table:table-cell office:value-type="string" calcext:value-type="string">
            <text:p>Headphones</text:p>
          </table:table-cell>
        </table:table-row>
        <table:table-row table:style-name="ro1">
          <table:table-cell office:value-type="string" calcext:value-type="string">
            <text:p>MDR-EX14AP / 15AP In-ear Headphones</text:p>
          </table:table-cell>
          <table:table-cell office:value-type="string" calcext:value-type="string">
            <text:p>Rs. 1,2901</text:p>
          </table:table-cell>
          <table:table-cell office:value-type="float" office:value="3.5" calcext:value-type="float">
            <text:p>3.5</text:p>
          </table:table-cell>
          <table:table-cell office:value-type="float" office:value="19" calcext:value-type="float">
            <text:p>19</text:p>
          </table:table-cell>
          <table:table-cell office:value-type="string" calcext:value-type="string">
            <text:p>['https://www.sony.co.in/image/907417c102de80c45058b7d9f0f6584e?fmt=pjpeg&amp;wid=110&amp;bgcolor=FFFFFF&amp;bgc=FFFFFF', 'https://www.sony.co.in/image/d083c8e3ec15ff02969e28d305dbb870?fmt=pjpeg&amp;wid=64&amp;bgcolor=F1F5F9&amp;bgc=F1F5F9', 'https://www.sony.co.in/image/b3f5ea3cd3ac7f06787c94b465596767?fmt=pjpeg&amp;wid=64&amp;bgcolor=F1F5F9&amp;bgc=F1F5F9', 'https://www.sony.co.in/image/33e4a103552e7f50d0090318fb6c8ce4?fmt=pjpeg&amp;wid=64&amp;bgcolor=F1F5F9&amp;bgc=F1F5F9', 'https://www.sony.co.in/image/80ba67b3ed333041dc45c76092dad536?fmt=pjpeg&amp;wid=64&amp;bgcolor=F1F5F9&amp;bgc=F1F5F9']</text:p>
          </table:table-cell>
          <table:table-cell office:value-type="string" calcext:value-type="string">
            <text:p>['Comfortable, secure-fitting silicone earbuds ', 'Lightweight for ultimate music mobility ', 'Choice of colours to suit your style ', '9 mm neodymium drivers for powerful, balanced sound ', '8 Hz–22 kHz frequency range ']</text:p>
          </table:table-cell>
          <table:table-cell office:value-type="string" calcext:value-type="string">
            <text:p>In-Ear</text:p>
          </table:table-cell>
          <table:table-cell office:value-type="string" calcext:value-type="string">
            <text:p>Headphones</text:p>
          </table:table-cell>
        </table:table-row>
        <table:table-row table:style-name="ro1">
          <table:table-cell office:value-type="string" calcext:value-type="string">
            <text:p>MDR-M1 Closed Monitor Headphones</text:p>
          </table:table-cell>
          <table:table-cell office:value-type="string" calcext:value-type="string">
            <text:p>Rs.39,99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content/dam/sony/contents/global/audio/headphones/year-2024/mdr-m1/product-image/product-intro-plate/fn-Product-Intro-Plate_D-01.png', '/content/dam/sony/contents/global/audio/headphones/year-2024/mdr-m1/product-image/product-intro-plate/fn-Product-Intro-Plate_D-02.png', '/content/dam/sony/contents/global/audio/headphones/year-2024/mdr-m1/product-image/product-intro-plate/fn-Product-Intro-Plate_D-03.png', '/content/dam/sony/contents/global/audio/headphones/year-2024/mdr-m1/product-image/product-intro-plate/fn-Product-Intro-Plate_D-04.png', '/content/dam/sony/contents/global/audio/headphones/year-2024/mdr-m1/product-image/product-intro-plate/fn-Product-Intro-Plate_D-05.png', '/content/dam/sony/contents/global/audio/headphones/year-2024/mdr-m1/product-image/product-intro-plate/fn-Product-Intro-Plate_D-06.png', '/content/dam/sony/contents/global/audio/headphones/year-2024/mdr-m1/product-image/product-intro-plate/fn-Product-Intro-Plate_D-07.png']</text:p>
          </table:table-cell>
          <table:table-cell office:value-type="string" calcext:value-type="string">
            <text:p>['Studio reference quality for a wide range of audio production workflows', 'Excellent wearing comfort', 'For professional stereo and High-Resolution Audio monitoring', 'Carefully tuned closed acoustic structure', 'Exclusively developed driver units', 'Detachable cables for professional functionality and reliability']</text:p>
          </table:table-cell>
          <table:table-cell office:value-type="string" calcext:value-type="string">
            <text:p>Headband</text:p>
          </table:table-cell>
          <table:table-cell office:value-type="string" calcext:value-type="string">
            <text:p>Headphones</text:p>
          </table:table-cell>
        </table:table-row>
        <table:table-row table:style-name="ro1">
          <table:table-cell office:value-type="string" calcext:value-type="string">
            <text:p>PX470 Digital Voice Recorder PX Series</text:p>
          </table:table-cell>
          <table:table-cell office:value-type="string" calcext:value-type="string">
            <text:p>Rs. 5,9901</text:p>
          </table:table-cell>
          <table:table-cell office:value-type="float" office:value="4.5" calcext:value-type="float">
            <text:p>4.5</text:p>
          </table:table-cell>
          <table:table-cell office:value-type="float" office:value="36" calcext:value-type="float">
            <text:p>36</text:p>
          </table:table-cell>
          <table:table-cell office:value-type="string" calcext:value-type="string">
            <text:p>['https://www.sony.co.in/image/d453b263bb16d76bfe337e379c560bd2?fmt=pjpeg&amp;wid=110&amp;bgcolor=FFFFFF&amp;bgc=FFFFFF', 'https://www.sony.co.in/image/257292e8455d374e27ae355747c59029?fmt=pjpeg&amp;wid=64&amp;bgcolor=F1F5F9&amp;bgc=F1F5F9', 'https://www.sony.co.in/image/1a5a4406f8e8756b18a2b9ccf8dd4486?fmt=pjpeg&amp;wid=64&amp;bgcolor=F1F5F9&amp;bgc=F1F5F9', 'https://www.sony.co.in/image/91f447d53fe9c0cea45d95df4dc0f311?fmt=pjpeg&amp;wid=64&amp;bgcolor=F1F5F9&amp;bgc=F1F5F9', 'https://www.sony.co.in/image/df6c05df13d3946449e88c2492ec6d0f?fmt=pjpeg&amp;wid=64&amp;bgcolor=F1F5F9&amp;bgc=F1F5F9', 'https://www.sony.co.in/image/672faf7f924af97b97574b3ea1f44b98?fmt=pjpeg&amp;wid=64&amp;bgcolor=F1F5F9&amp;bgc=F1F5F9']</text:p>
          </table:table-cell>
          <table:table-cell office:value-type="string" calcext:value-type="string">
            <text:p>['4 GB internal memory, expandable to 32 GB with micro SD ', 'S-microphone system records distant or quiet sounds clearly ', 'Focus and Wide-Stereo recording captures the voices you want to hear ', 'Auto voice recording reduces background noise ', 'Built-in USB connector makes transferring files easy ']</text:p>
          </table:table-cell>
          <table:table-cell office:value-type="string" calcext:value-type="string">
            <text:p>Voice Memo Recorders</text:p>
          </table:table-cell>
          <table:table-cell office:value-type="string" calcext:value-type="string">
            <text:p>Digital Voice Recorders</text:p>
          </table:table-cell>
        </table:table-row>
        <table:table-row table:style-name="ro1">
          <table:table-cell office:value-type="string" calcext:value-type="string">
            <text:p>SA-D40M2 Powerful 100W Multimedia Speaker System</text:p>
          </table:table-cell>
          <table:table-cell office:value-type="string" calcext:value-type="string">
            <text:p>Rs.13,990</text:p>
          </table:table-cell>
          <table:table-cell table:number-columns-repeated="2" office:value-type="float" office:value="0" calcext:value-type="float">
            <text:p>0</text:p>
          </table:table-cell>
          <table:table-cell office:value-type="string" calcext:value-type="string">
            <text:p>[‘<text:a xlink:href="https://m.media-amazon.com/images/I/81cKrOHbENL._SL1500_.jpg" xlink:type="simple">https://m.media-amazon.com/images/I/81cKrOHbENL._SL1500_.jpg</text:a>’]</text:p>
          </table:table-cell>
          <table:table-cell office:value-type="string" calcext:value-type="string">
            <text:p>['4.1ch system with 100 W total power output', 'Supplied with remote control', 'High-capacity subwoofer for powerful bass sound', 'Enjoy easy wireless connectivity with BluetoothÂ®2', 'USB and analogue audio input']</text:p>
          </table:table-cell>
          <table:table-cell office:value-type="string" calcext:value-type="string">
            <text:p>Home Theatre Speakers</text:p>
          </table:table-cell>
          <table:table-cell office:value-type="string" calcext:value-type="string">
            <text:p>Home Theatre and Sound Bars</text:p>
          </table:table-cell>
        </table:table-row>
        <table:table-row table:style-name="ro1">
          <table:table-cell office:value-type="string" calcext:value-type="string">
            <text:p>SA-RS3S Total 100Â W Additional Wireless Rear Speakers</text:p>
          </table:table-cell>
          <table:table-cell office:value-type="string" calcext:value-type="string">
            <text:p>Rs. 35,9901</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https://www.sony.co.in/image/aa15a6c5b769c8868d27fd334b72c8b1?fmt=pjpeg&amp;wid=110&amp;bgcolor=FFFFFF&amp;bgc=FFFFFF', 'https://www.sony.co.in/image/5f8ad349e892887206efea6a020d6f48?fmt=pjpeg&amp;wid=64&amp;bgcolor=F1F5F9&amp;bgc=F1F5F9', 'https://www.sony.co.in/image/b84ced813dd3171fd0a23cafa0dd6402?fmt=pjpeg&amp;wid=64&amp;bgcolor=F1F5F9&amp;bgc=F1F5F9', 'https://www.sony.co.in/image/b5eae2d9c1e00772e1071b1ae2638ec1?fmt=pjpeg&amp;wid=64&amp;bgcolor=F1F5F9&amp;bgc=F1F5F9', 'https://www.sony.co.in/image/f291da43f90d42faa6e38d512f6deb58?fmt=pjpeg&amp;wid=64&amp;bgcolor=F1F5F9&amp;bgc=F1F5F9', 'https://www.sony.co.in/image/b99788536dc9dc3eed5aa1787fa9cb94?fmt=pjpeg&amp;wid=64&amp;bgcolor=F1F5F9&amp;bgc=F1F5F9']</text:p>
          </table:table-cell>
          <table:table-cell office:value-type="string" calcext:value-type="string">
            <text:p>['Optional wireless rear speakers for your soundbar ', 'Total 100 W power output brings music and films to life ', 'Two-way speakers for clear, expansive sound ', 'Wall mountable ']</text:p>
          </table:table-cell>
          <table:table-cell office:value-type="string" calcext:value-type="string">
            <text:p>Optional Speakers</text:p>
          </table:table-cell>
          <table:table-cell office:value-type="string" calcext:value-type="string">
            <text:p>Home Theatre and Sound bars</text:p>
          </table:table-cell>
        </table:table-row>
        <table:table-row table:style-name="ro1">
          <table:table-cell office:value-type="string" calcext:value-type="string">
            <text:p>SA-RS5 Total 180W Additional Wireless Rear Speakers with Built-in Battery</text:p>
          </table:table-cell>
          <table:table-cell office:value-type="string" calcext:value-type="string">
            <text:p>Rs. 57,9901</text:p>
          </table:table-cell>
          <table:table-cell office:value-type="float" office:value="4.5" calcext:value-type="float">
            <text:p>4.5</text:p>
          </table:table-cell>
          <table:table-cell office:value-type="float" office:value="18" calcext:value-type="float">
            <text:p>18</text:p>
          </table:table-cell>
          <table:table-cell office:value-type="string" calcext:value-type="string">
            <text:p>['https://www.sony.co.in/image/7e2141db9f0a828de831d98dbdf194a2?fmt=pjpeg&amp;wid=110&amp;bgcolor=FFFFFF&amp;bgc=FFFFFF', 'https://www.sony.co.in/image/80167e125bd61fb7d0c2a06df5af4a50?fmt=pjpeg&amp;wid=64&amp;bgcolor=F1F5F9&amp;bgc=F1F5F9', 'https://www.sony.co.in/image/1218c3a03ef3d76ef0b65653083dced8?fmt=pjpeg&amp;wid=64&amp;bgcolor=F1F5F9&amp;bgc=F1F5F9', 'https://www.sony.co.in/image/3c3bfd2fdf5dfc806ddd2099f686d879?fmt=pjpeg&amp;wid=64&amp;bgcolor=F1F5F9&amp;bgc=F1F5F9', 'https://www.sony.co.in/image/ad23b101c48b44d3bf88ff2a5deedd08?fmt=pjpeg&amp;wid=64&amp;bgcolor=F1F5F9&amp;bgc=F1F5F9', 'https://www.sony.co.in/image/c625a835b1aeca0f5e1e54e28ee810ba?fmt=pjpeg&amp;wid=64&amp;bgcolor=F1F5F9&amp;bgc=F1F5F9']</text:p>
          </table:table-cell>
          <table:table-cell office:value-type="string" calcext:value-type="string">
            <text:p>['Optional wireless rear speakers for your soundbar supporting 360 Spatial Sound Mapping ', '10 hours of battery life and quick charging ', 'Built-in mics for Sound Field Optimisation ', 'Two-way speakers for clear, expansive sound ', 'Wall mountable ']</text:p>
          </table:table-cell>
          <table:table-cell office:value-type="string" calcext:value-type="string">
            <text:p>Optional Speakers</text:p>
          </table:table-cell>
          <table:table-cell office:value-type="string" calcext:value-type="string">
            <text:p>Home Theatre and Sound bars</text:p>
          </table:table-cell>
        </table:table-row>
        <table:table-row table:style-name="ro1">
          <table:table-cell office:value-type="string" calcext:value-type="string">
            <text:p>SA-SW3 200Â W Additional Wireless Subwoofer</text:p>
          </table:table-cell>
          <table:table-cell office:value-type="string" calcext:value-type="string">
            <text:p>Rs. 29,9901</text:p>
          </table:table-cell>
          <table:table-cell office:value-type="float" office:value="4.5" calcext:value-type="float">
            <text:p>4.5</text:p>
          </table:table-cell>
          <table:table-cell office:value-type="float" office:value="17" calcext:value-type="float">
            <text:p>17</text:p>
          </table:table-cell>
          <table:table-cell office:value-type="string" calcext:value-type="string">
            <text:p>['https://www.sony.co.in/image/32bb1ebd05f8b79bcbfd53c7b45b967d?fmt=pjpeg&amp;wid=110&amp;bgcolor=FFFFFF&amp;bgc=FFFFFF', 'https://www.sony.co.in/image/8dc17a1b64dacbbd0069820c06c82487?fmt=pjpeg&amp;wid=64&amp;bgcolor=F1F5F9&amp;bgc=F1F5F9', 'https://www.sony.co.in/image/21ba50b5c16fcb5f11e3ecd1e7d6bc5a?fmt=pjpeg&amp;wid=64&amp;bgcolor=F1F5F9&amp;bgc=F1F5F9', 'https://www.sony.co.in/image/e53326ed1a51074e8282cccede2d6231?fmt=pjpeg&amp;wid=64&amp;bgcolor=F1F5F9&amp;bgc=F1F5F9', 'https://www.sony.co.in/image/e18b136cbd56a940fe781f8641d7971e?fmt=pjpeg&amp;wid=64&amp;bgcolor=F1F5F9&amp;bgc=F1F5F9', 'https://www.sony.co.in/image/6e963ded81b34fc6d44189737d14aa74?fmt=pjpeg&amp;wid=64&amp;bgcolor=F1F5F9&amp;bgc=F1F5F9']</text:p>
          </table:table-cell>
          <table:table-cell office:value-type="string" calcext:value-type="string">
            <text:p>['200 W of rich, powerful bass from a 160 mm driver ', 'Bass Reflex speaker unit for deeper bass ', 'Î£ Magnetic Circuit for deep, clear bass with less distortion ', 'Wireless connectivity for easy setup ', 'Premium design matches with our Home Theatre System and soundbar ']</text:p>
          </table:table-cell>
          <table:table-cell office:value-type="string" calcext:value-type="string">
            <text:p>Optional Speakers</text:p>
          </table:table-cell>
          <table:table-cell office:value-type="string" calcext:value-type="string">
            <text:p>Home Theatre and Sound bars</text:p>
          </table:table-cell>
        </table:table-row>
        <table:table-row table:style-name="ro1">
          <table:table-cell office:value-type="string" calcext:value-type="string">
            <text:p>SA-SW5 300 W Additional Wireless Subwoofer</text:p>
          </table:table-cell>
          <table:table-cell office:value-type="string" calcext:value-type="string">
            <text:p>Rs. 61,9901</text:p>
          </table:table-cell>
          <table:table-cell office:value-type="float" office:value="5" calcext:value-type="float">
            <text:p>5</text:p>
          </table:table-cell>
          <table:table-cell office:value-type="float" office:value="39" calcext:value-type="float">
            <text:p>39</text:p>
          </table:table-cell>
          <table:table-cell office:value-type="string" calcext:value-type="string">
            <text:p>['https://www.sony.co.in/image/73d2cf8736e376610e633da4c1ede954?fmt=pjpeg&amp;wid=110&amp;bgcolor=FFFFFF&amp;bgc=FFFFFF', 'https://www.sony.co.in/image/566a387594ed9a0fe389ceed9f167e5c?fmt=pjpeg&amp;wid=64&amp;bgcolor=F1F5F9&amp;bgc=F1F5F9', 'https://www.sony.co.in/image/29b9c5ce055a774978db3a1a3ee9af68?fmt=pjpeg&amp;wid=64&amp;bgcolor=F1F5F9&amp;bgc=F1F5F9', 'https://www.sony.co.in/image/e94275f8eb3f54f09676cf7b4fd3c0f3?fmt=pjpeg&amp;wid=64&amp;bgcolor=F1F5F9&amp;bgc=F1F5F9', 'https://www.sony.co.in/image/fd7c1d085a34b182e3685281210f2d2f?fmt=pjpeg&amp;wid=64&amp;bgcolor=F1F5F9&amp;bgc=F1F5F9', 'https://www.sony.co.in/image/ce9ec48fe300a35821c4bd9375bf8b46?fmt=pjpeg&amp;wid=64&amp;bgcolor=F1F5F9&amp;bgc=F1F5F9']</text:p>
          </table:table-cell>
          <table:table-cell office:value-type="string" calcext:value-type="string">
            <text:p>['300 W of rich, powerful bass from a 180 mm driver ', 'Passive radiator for stronger bass without wind noise ', 'Î£ Magnetic Circuit for deep, clear bass with less distortion ', 'Wireless connectivity for easy setup ', 'Premium design matches with our Home Theatre System and soundbar ']</text:p>
          </table:table-cell>
          <table:table-cell office:value-type="string" calcext:value-type="string">
            <text:p>Optional Speakers</text:p>
          </table:table-cell>
          <table:table-cell office:value-type="string" calcext:value-type="string">
            <text:p>Home Theatre and Sound bars</text:p>
          </table:table-cell>
        </table:table-row>
        <table:table-row table:style-name="ro1">
          <table:table-cell office:value-type="string" calcext:value-type="string">
            <text:p>SRS-NB10 Wireless Neckband Speaker</text:p>
          </table:table-cell>
          <table:table-cell office:value-type="string" calcext:value-type="string">
            <text:p>Rs. 13,9901</text:p>
          </table:table-cell>
          <table:table-cell office:value-type="float" office:value="4" calcext:value-type="float">
            <text:p>4</text:p>
          </table:table-cell>
          <table:table-cell office:value-type="float" office:value="14" calcext:value-type="float">
            <text:p>14</text:p>
          </table:table-cell>
          <table:table-cell office:value-type="string" calcext:value-type="string">
            <text:p>['https://www.sony.co.in/image/276c9b775c3c0a0a8697c5f57522419d?fmt=pjpeg&amp;wid=110&amp;bgcolor=FFFFFF&amp;bgc=FFFFFF', 'https://www.sony.co.in/image/54e1bc96cf3e8e5050376e42e0438cde?fmt=pjpeg&amp;wid=64&amp;bgcolor=F1F5F9&amp;bgc=F1F5F9', 'https://www.sony.co.in/image/039a07981aab12f5de829f43832fd272?fmt=pjpeg&amp;wid=64&amp;bgcolor=F1F5F9&amp;bgc=F1F5F9', 'https://www.sony.co.in/image/aa91f4bd2b569d8c54b93884eb48edc3?fmt=pjpeg&amp;wid=64&amp;bgcolor=F1F5F9&amp;bgc=F1F5F9', 'https://www.sony.co.in/image/c4443b63812dff3c7c66c01b86dad574?fmt=pjpeg&amp;wid=64&amp;bgcolor=F1F5F9&amp;bgc=F1F5F9', None]</text:p>
          </table:table-cell>
          <table:table-cell office:value-type="string" calcext:value-type="string">
            <text:p>['Precise Voice Pickup Technology delivers your voice clearly ', 'Full-range speaker unit provides high-quality personal sound ', 'Lightweight and comfortable design for all-day wearing ', 'Up to 20 hours of battery life7, 10-minute Quick Charging for 1 hour of play time ', 'IPX4 splashproof design ']</text:p>
          </table:table-cell>
          <table:table-cell office:value-type="string" calcext:value-type="string">
            <text:p>Neckband Speakers</text:p>
          </table:table-cell>
          <table:table-cell office:value-type="string" calcext:value-type="string">
            <text:p>['Home Theatre and Sound bars', 'Wireless Speakers']</text:p>
          </table:table-cell>
        </table:table-row>
        <table:table-row table:style-name="ro1">
          <table:table-cell office:value-type="string" calcext:value-type="string">
            <text:p>SRS-NS7 Wireless Neckband Speaker</text:p>
          </table:table-cell>
          <table:table-cell office:value-type="string" calcext:value-type="string">
            <text:p>Rs. 24,9902</text:p>
          </table:table-cell>
          <table:table-cell office:value-type="float" office:value="4.5" calcext:value-type="float">
            <text:p>4.5</text:p>
          </table:table-cell>
          <table:table-cell office:value-type="float" office:value="29" calcext:value-type="float">
            <text:p>29</text:p>
          </table:table-cell>
          <table:table-cell office:value-type="string" calcext:value-type="string">
            <text:p>['https://www.sony.co.in/image/c64b0239f636f36e816f2e61d0cd4c45?fmt=pjpeg&amp;wid=110&amp;bgcolor=FFFFFF&amp;bgc=FFFFFF', None]</text:p>
          </table:table-cell>
          <table:table-cell office:value-type="string" calcext:value-type="string">
            <text:p>['360 Spatial Sound Personalizer creates Dolby Atmos® Cinematic surround sound ', 'Upwards-facing X-balanced speaker unit provides an immersive listening experience without disturbing others ', 'Flexible and ergonomic form-fitting design for all-day wearing ', 'Up to 12 hours of battery life, 10-minute Quick Charging for 1 hour of play time8 ', 'IPX4 splash-proof design12 ']</text:p>
          </table:table-cell>
          <table:table-cell office:value-type="string" calcext:value-type="string">
            <text:p>Neckband Speakers</text:p>
          </table:table-cell>
          <table:table-cell office:value-type="string" calcext:value-type="string">
            <text:p>Wireless Speakers</text:p>
          </table:table-cell>
        </table:table-row>
        <table:table-row table:style-name="ro1">
          <table:table-cell office:value-type="string" calcext:value-type="string">
            <text:p>SRS-NS7 Wireless Neckband Speaker</text:p>
          </table:table-cell>
          <table:table-cell office:value-type="string" calcext:value-type="string">
            <text:p>Rs. 24,9902</text:p>
          </table:table-cell>
          <table:table-cell office:value-type="float" office:value="4.5" calcext:value-type="float">
            <text:p>4.5</text:p>
          </table:table-cell>
          <table:table-cell office:value-type="float" office:value="29" calcext:value-type="float">
            <text:p>29</text:p>
          </table:table-cell>
          <table:table-cell office:value-type="string" calcext:value-type="string">
            <text:p>['https://www.sony.co.in/image/c64b0239f636f36e816f2e61d0cd4c45?fmt=pjpeg&amp;wid=110&amp;bgcolor=FFFFFF&amp;bgc=FFFFFF', None]</text:p>
          </table:table-cell>
          <table:table-cell office:value-type="string" calcext:value-type="string">
            <text:p>['360 Spatial Sound Personalizer creates Dolby AtmosÂ® Cinematic surround sound ', 'Upwards-facing X-balanced speaker unit provides an immersive listening experience without disturbing others ', 'Flexible and ergonomic form-fitting design for all-day wearing ', 'Up to 12 hours of battery life, 10-minute Quick Charging for 1 hour of play time8 ', 'IPX4 splash-proof design12 ']</text:p>
          </table:table-cell>
          <table:table-cell office:value-type="string" calcext:value-type="string">
            <text:p>Neckband Speakers</text:p>
          </table:table-cell>
          <table:table-cell office:value-type="string" calcext:value-type="string">
            <text:p>Home Theatre and Sound bars</text:p>
          </table:table-cell>
        </table:table-row>
        <table:table-row table:style-name="ro1">
          <table:table-cell office:value-type="string" calcext:value-type="string">
            <text:p>SRS-XV900 High Power Wireless Speakers</text:p>
          </table:table-cell>
          <table:table-cell office:value-type="string" calcext:value-type="string">
            <text:p>Rs.99,99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sony.scene7.com/is/image/sonyglobalsolutions/SRS-XV900_hero_desktop?$productIntroPlatedesktop$', 'https://sony.scene7.com/is/image/sonyglobalsolutions/SRS-XV900_hero2_desktop?$productIntroPlatedesktop$', 'https://sony.scene7.com/is/image/sonyglobalsolutions/SRS-XV900_Gallery1_D?$productIntroPlatedesktop$&amp;fmt=png-alpha', 'https://sony.scene7.com/is/image/sonyglobalsolutions/SRS-XV900_Gallery2_D?$productIntroPlatedesktop$&amp;fmt=png-alpha', 'https://sony.scene7.com/is/image/sonyglobalsolutions/SRS-XV900_Gallery3_D?$productIntroPlatedesktop$&amp;fmt=png-alpha', 'https://sony.scene7.com/is/image/sonyglobalsolutions/SRS-XV900_Gallery4_D?$productIntroPlatedesktop$&amp;fmt=png-alpha', 'https://sony.scene7.com/is/image/sonyglobalsolutions/SRS-XV900_Gallery5_D?$productIntroPlatedesktop$&amp;fmt=png-alpha', 'https://sony.scene7.com/is/image/sonyglobalsolutions/SRS-XV900_Gallery6_D?$productIntroPlatedesktop$&amp;fmt=png-alpha', 'https://sony.scene7.com/is/image/sonyglobalsolutions/SRS-XV900_Gallery7_D?$productIntroPlatedesktop$&amp;fmt=png-alpha', 'https://sony.scene7.com/is/image/sonyglobalsolutions/SRS-XV900_Gallery8_D?$productIntroPlatedesktop$&amp;fmt=png-alpha', 'https://sony.scene7.com/is/image/sonyglobalsolutions/SRS-XV900_Gallery9_D?$productIntroPlatedesktop$&amp;fmt=png-alpha', 'https://sony.scene7.com/is/image/sonyglobalsolutions/SRS-XV900_Gallery10_D?$productIntroPlatedesktop$&amp;fmt=png-alpha', 'https://sony.scene7.com/is/image/sonyglobalsolutions/SRS-XV900_Gallery11_D?$productIntroPlatedesktop$&amp;fmt=png-alpha']</text:p>
          </table:table-cell>
          <table:table-cell office:value-type="string" calcext:value-type="string">
            <text:p>[]</text:p>
          </table:table-cell>
          <table:table-cell office:value-type="string" calcext:value-type="string">
            <text:p>['Hi-Fi Systems', 'Party Speakers']</text:p>
          </table:table-cell>
          <table:table-cell office:value-type="string" calcext:value-type="string">
            <text:p>['Audio Systems', 'Wireless Speakers']</text:p>
          </table:table-cell>
        </table:table-row>
        <table:table-row table:style-name="ro1">
          <table:table-cell office:value-type="string" calcext:value-type="string">
            <text:p>ULT POWER SOUND series | ULT FIELD 1 Wireless Portable Speaker</text:p>
          </table:table-cell>
          <table:table-cell office:value-type="string" calcext:value-type="string">
            <text:p>Rs.16,990</text:p>
          </table:table-cell>
          <table:table-cell office:value-type="float" office:value="4.8" calcext:value-type="float">
            <text:p>4.8</text:p>
          </table:table-cell>
          <table:table-cell office:value-type="float" office:value="34" calcext:value-type="float">
            <text:p>34</text:p>
          </table:table-cell>
          <table:table-cell office:value-type="string" calcext:value-type="string">
            <text:p>['https://sony.scene7.com/is/image/sonyglobalsolutions/Product-Intro-Plate-1-D?$productIntroPlatedesktop$', 'https://sony.scene7.com/is/image/sonyglobalsolutions/Product-Intro-Plate-2-D?$productIntroPlatedesktop$', 'https://sony.scene7.com/is/image/sonyglobalsolutions/Product-Intro_black-1_D?$productIntroPlatedesktop$&amp;fmt=png-alpha', 'https://sony.scene7.com/is/image/sonyglobalsolutions/Product-Intro_black-2_D?$productIntroPlatedesktop$&amp;fmt=png-alpha', 'https://sony.scene7.com/is/image/sonyglobalsolutions/Product-Intro_black-6n_D?$productIntroPlatedesktop$&amp;fmt=png-alpha', 'https://sony.scene7.com/is/image/sonyglobalsolutions/Product-Intro_black-4_D?$productIntroPlatedesktop$&amp;fmt=png-alpha', 'https://sony.scene7.com/is/image/sonyglobalsolutions/Product-Intro_black-3_D?$productIntroPlatedesktop$&amp;fmt=png-alpha', 'https://sony.scene7.com/is/image/sonyglobalsolutions/Product-Intro_white-1_D?$productIntroPlatedesktop$&amp;fmt=png-alpha', 'https://sony.scene7.com/is/image/sonyglobalsolutions/Product-Intro_w-2_D?$productIntroPlatedesktop$&amp;fmt=png-alpha', 'https://sony.scene7.com/is/image/sonyglobalsolutions/Product-Intro_grey-1_D?$productIntroPlatedesktop$&amp;fmt=png-alpha', 'https://sony.scene7.com/is/image/sonyglobalsolutions/Product-Intro_g-2_D?$productIntroPlatedesktop$&amp;fmt=png-alpha', 'https://sony.scene7.com/is/image/sonyglobalsolutions/Product-Intro_orange-1_D?$productIntroPlatedesktop$&amp;fmt=png-alpha', 'https://sony.scene7.com/is/image/sonyglobalsolutions/Product-Intro_o-2_D?$productIntroPlatedesktop$&amp;fmt=png-alpha']</text:p>
          </table:table-cell>
          <table:table-cell office:value-type="string" calcext:value-type="string">
            <text:p>['Loud sound with enhanced bass from a compact body', '\xa0Easy to carry with multi-way strap', 'Water- and dust-proof with IP67 rating', '12 hours of battery life', 'Echo cancelling for clear calling']</text:p>
          </table:table-cell>
          <table:table-cell office:value-type="string" calcext:value-type="string">
            <text:p>Portable</text:p>
          </table:table-cell>
          <table:table-cell office:value-type="string" calcext:value-type="string">
            <text:p>Wireless Speakers</text:p>
          </table:table-cell>
        </table:table-row>
        <table:table-row table:style-name="ro1">
          <table:table-cell office:value-type="string" calcext:value-type="string">
            <text:p>ULT POWER SOUND series | ULT FIELD 7 Wireless Portable Speaker</text:p>
          </table:table-cell>
          <table:table-cell office:value-type="string" calcext:value-type="string">
            <text:p>Rs.49,990</text:p>
          </table:table-cell>
          <table:table-cell office:value-type="float" office:value="4.7" calcext:value-type="float">
            <text:p>4.7</text:p>
          </table:table-cell>
          <table:table-cell office:value-type="float" office:value="28" calcext:value-type="float">
            <text:p>28</text:p>
          </table:table-cell>
          <table:table-cell office:value-type="string" calcext:value-type="string">
            <text:p>['https://sony.scene7.com/is/image/sonyglobalsolutions/Product-Intro-Plate-01-d-2?$productIntroPlatedesktop$', 'https://sony.scene7.com/is/image/sonyglobalsolutions/Product-Intro-Plate-02-d-2?$productIntroPlatedesktop$', 'https://sony.scene7.com/is/image/sonyglobalsolutions/Product-Intro-Plate-03-d?$productIntroPlatedesktop$&amp;fmt=png-alpha', 'https://sony.scene7.com/is/image/sonyglobalsolutions/Product-Intro-Plate-04-d?$productIntroPlatedesktop$&amp;fmt=png-alpha', 'https://sony.scene7.com/is/image/sonyglobalsolutions/Product-Intro-Plate-05-d?$productIntroPlatedesktop$&amp;fmt=png-alpha', 'https://sony.scene7.com/is/image/sonyglobalsolutions/Product-Intro-Plate-06-d?$productIntroPlatedesktop$&amp;fmt=png-alpha', 'https://sony.scene7.com/is/image/sonyglobalsolutions/Product-Intro-Plate-07-d?$productIntroPlatedesktop$&amp;fmt=png-alpha']</text:p>
          </table:table-cell>
          <table:table-cell office:value-type="string" calcext:value-type="string">
            <text:p>['Boost the music with punchy bass', 'Stylish handle to carry anywhere', 'Water- and dust-proof with IP67 rating', '30-hour battery life and quick charging', 'Karaoke and guitar for more fun', 'Party Connect to enjoy more and louder']</text:p>
          </table:table-cell>
          <table:table-cell office:value-type="string" calcext:value-type="string">
            <text:p>['Hi-Fi Systems', 'Portable']</text:p>
          </table:table-cell>
          <table:table-cell office:value-type="string" calcext:value-type="string">
            <text:p>['Audio Systems', 'Wireless Speakers']</text:p>
          </table:table-cell>
        </table:table-row>
        <table:table-row table:style-name="ro1">
          <table:table-cell office:value-type="string" calcext:value-type="string">
            <text:p>ULT POWER SOUND series | ULT TOWER 10 Party Speaker</text:p>
          </table:table-cell>
          <table:table-cell office:value-type="string" calcext:value-type="string">
            <text:p>Rs.109,990</text:p>
          </table:table-cell>
          <table:table-cell office:value-type="float" office:value="4.8" calcext:value-type="float">
            <text:p>4.8</text:p>
          </table:table-cell>
          <table:table-cell office:value-type="float" office:value="9" calcext:value-type="float">
            <text:p>9</text:p>
          </table:table-cell>
          <table:table-cell office:value-type="string" calcext:value-type="string">
            <text:p>['https://sony.scene7.com/is/image/sonyglobalsolutions/d-Product-Intro-Plate-1-24?$productIntroPlatedesktop$', 'https://sony.scene7.com/is/image/sonyglobalsolutions/d-Product-Intro-Plate-2-14?$productIntroPlatedesktop$', 'https://sony.scene7.com/is/image/sonyglobalsolutions/d-Product-Intro-Plate-3-11?$productIntroPlatedesktop$&amp;fmt=png-alpha', 'https://sony.scene7.com/is/image/sonyglobalsolutions/d-Product-Intro-Plate-7-8?$productIntroPlatedesktop$&amp;fmt=png-alpha', 'https://sony.scene7.com/is/image/sonyglobalsolutions/d-Product-Intro-Plate-4-12?$productIntroPlatedesktop$&amp;fmt=png-alpha', 'https://sony.scene7.com/is/image/sonyglobalsolutions/d-Product-Intro-Plate-5-9?$productIntroPlatedesktop$&amp;fmt=png-alpha', 'https://sony.scene7.com/is/image/sonyglobalsolutions/d-Product-Intro-Plate-3-11?$productIntroPlatedesktop$&amp;fmt=png-alpha', 'https://sony.scene7.com/is/image/sonyglobalsolutions/d-Product-Intro-Plate-6-8?$productIntroPlatedesktop$&amp;fmt=png-alpha', 'https://sony.scene7.com/is/image/sonyglobalsolutions/d-Product-Intro-Plate-8-5?$productIntroPlatedesktop$&amp;fmt=png-alpha', 'https://sony.scene7.com/is/image/sonyglobalsolutions/d-Product-Intro-Plate-10-2?$productIntroPlatedesktop$&amp;fmt=png-alpha', 'https://sony.scene7.com/is/image/sonyglobalsolutions/d-Product-Intro-Plate-13-1?$productIntroPlatedesktop$&amp;fmt=png-alpha']</text:p>
          </table:table-cell>
          <table:table-cell office:value-type="string" calcext:value-type="string">
            <text:p>['Powerful sound and 360° Party Light', '360° Party Sound', 'Karaoke and guitar', 'Enriched TV sound', 'Easy to carry', 'Party Connect to enjoy more and louder']</text:p>
          </table:table-cell>
          <table:table-cell office:value-type="string" calcext:value-type="string">
            <text:p>['Hi-Fi Systems', 'Party Speakers']</text:p>
          </table:table-cell>
          <table:table-cell office:value-type="string" calcext:value-type="string">
            <text:p>['Audio Systems', 'Wireless Speakers']</text:p>
          </table:table-cell>
        </table:table-row>
        <table:table-row table:style-name="ro1">
          <table:table-cell office:value-type="string" calcext:value-type="string">
            <text:p>ULT POWER SOUND series | ULT WEAR Wireless Noise Cancelling Headphones</text:p>
          </table:table-cell>
          <table:table-cell office:value-type="string" calcext:value-type="string">
            <text:p>Rs.24,990</text:p>
          </table:table-cell>
          <table:table-cell office:value-type="float" office:value="4.6" calcext:value-type="float">
            <text:p>4.6</text:p>
          </table:table-cell>
          <table:table-cell office:value-type="float" office:value="44" calcext:value-type="float">
            <text:p>44</text:p>
          </table:table-cell>
          <table:table-cell office:value-type="string" calcext:value-type="string">
            <text:p>['https://sony.scene7.com/is/image/sonyglobalsolutions/Product-Intro-main-D?$productIntroPlatedesktop$', 'https://sony.scene7.com/is/image/sonyglobalsolutions/PIP_Desktop_XBBN2_01?$productIntroPlatedesktop$', 'https://sony.scene7.com/is/image/sonyglobalsolutions/PIP_Desktop_XBBN2_02?$productIntroPlatedesktop$', 'https://sony.scene7.com/is/image/sonyglobalsolutions/PIP_Desktop_XBBN2_03?$productIntroPlatedesktop$', 'https://sony.scene7.com/is/image/sonyglobalsolutions/PIP_Desktop_XBBN2_04?$productIntroPlatedesktop$', 'https://sony.scene7.com/is/image/sonyglobalsolutions/PIP_Desktop_XBBN2_05?$productIntroPlatedesktop$', 'https://sony.scene7.com/is/image/sonyglobalsolutions/Product-Intro-Black_standard_D?$productIntroPlatedesktop$&amp;fmt=png-alpha', 'https://sony.scene7.com/is/image/sonyglobalsolutions/Product-Intro-Black_front_D?$productIntroPlatedesktop$&amp;fmt=png-alpha', 'https://sony.scene7.com/is/image/sonyglobalsolutions/Product-Intro-Black_side_D?$productIntroPlatedesktop$&amp;fmt=png-alpha', 'https://sony.scene7.com/is/image/sonyglobalsolutions/Product-Intro-Black_button_D?$productIntroPlatedesktop$&amp;fmt=png-alpha', 'https://sony.scene7.com/is/image/sonyglobalsolutions/Product-Intro-Black_fordable_D?$productIntroPlatedesktop$&amp;fmt=png-alpha', 'https://sony.scene7.com/is/image/sonyglobalsolutions/Product-Intro-Black_swivel_D?$productIntroPlatedesktop$&amp;fmt=png-alpha', 'https://sony.scene7.com/is/image/sonyglobalsolutions/Product-Intro-white_standard_D?$productIntroPlatedesktop$&amp;fmt=png-alpha', 'https://sony.scene7.com/is/image/sonyglobalsolutions/Product-Intro-white_front_D?$productIntroPlatedesktop$&amp;fmt=png-alpha', 'https://sony.scene7.com/is/image/sonyglobalsolutions/Product-Intro-white_side_D?$productIntroPlatedesktop$&amp;fmt=png-alpha', 'https://sony.scene7.com/is/image/sonyglobalsolutions/Product-Intro-white_button_D?$productIntroPlatedesktop$&amp;fmt=png-alpha', 'https://sony.scene7.com/is/image/sonyglobalsolutions/Product-Intro-forestgrey_standard_D?$productIntroPlatedesktop$&amp;fmt=png-alpha', 'https://sony.scene7.com/is/image/sonyglobalsolutions/Product-Intro-forestgrey_front_D?$productIntroPlatedesktop$&amp;fmt=png-alpha', 'https://sony.scene7.com/is/image/sonyglobalsolutions/Product-Intro-forestgrey_side_D?$productIntroPlatedesktop$&amp;fmt=png-alpha', 'https://sony.scene7.com/is/image/sonyglobalsolutions/Product-Intro-forestgrey_button_D?$productIntroPlatedesktop$&amp;fmt=png-alpha', 'https://sony.scene7.com/is/image/sonyglobalsolutions/Product-Intro-Acc1_D?$productIntroPlatedesktop$&amp;fmt=png-alpha', 'https://sony.scene7.com/is/image/sonyglobalsolutions/Product-Intro-Acc2_D?$productIntroPlatedesktop$&amp;fmt=png-alpha']</text:p>
          </table:table-cell>
          <table:table-cell office:value-type="string" calcext:value-type="string">
            <text:p>['Exceptional bass for powerful sound', 'Digital Noise Cancelling and Ambient Sound Mode let you control what you hear', 'DSEE™ restores high-frequency sound lost in compression', 'Fine-tune your sound using the Sony | Headphones Connect app', 'All-day\xa0comfort, and up to 30 hours of battery life']</text:p>
          </table:table-cell>
          <table:table-cell office:value-type="string" calcext:value-type="string">
            <text:p>['Headband', 'Noise Cancelling', 'Wireless']</text:p>
          </table:table-cell>
          <table:table-cell office:value-type="string" calcext:value-type="string">
            <text:p>Headphones</text:p>
          </table:table-cell>
        </table:table-row>
        <table:table-row table:style-name="ro1">
          <table:table-cell office:value-type="string" calcext:value-type="string">
            <text:p>UX570 Digital Voice Recorder UX Series</text:p>
          </table:table-cell>
          <table:table-cell office:value-type="string" calcext:value-type="string">
            <text:p>Rs. 8,4901</text:p>
          </table:table-cell>
          <table:table-cell office:value-type="float" office:value="4.5" calcext:value-type="float">
            <text:p>4.5</text:p>
          </table:table-cell>
          <table:table-cell office:value-type="float" office:value="13" calcext:value-type="float">
            <text:p>13</text:p>
          </table:table-cell>
          <table:table-cell office:value-type="string" calcext:value-type="string">
            <text:p>['https://www.sony.co.in/image/f0cea6b5d1306290ff14d2bace4d6cd3?fmt=pjpeg&amp;wid=110&amp;bgcolor=FFFFFF&amp;bgc=FFFFFF', 'https://www.sony.co.in/image/4ddee4020d95f2caec679be9559a3fb8?fmt=pjpeg&amp;wid=64&amp;bgcolor=F1F5F9&amp;bgc=F1F5F9', 'https://www.sony.co.in/image/b82513e60cf29d51341edc5ea679ee02?fmt=pjpeg&amp;wid=64&amp;bgcolor=F1F5F9&amp;bgc=F1F5F9', 'https://www.sony.co.in/image/2f4be140b57e46686b9d36c1a0b0ba83?fmt=pjpeg&amp;wid=64&amp;bgcolor=F1F5F9&amp;bgc=F1F5F9', 'https://www.sony.co.in/image/12764ed4ddbf13e7fff651b3fde64988?fmt=pjpeg&amp;wid=64&amp;bgcolor=F1F5F9&amp;bgc=F1F5F9', 'https://www.sony.co.in/image/c599d41045c863463d69dd2cea2bbea3?fmt=pjpeg&amp;wid=64&amp;bgcolor=F1F5F9&amp;bgc=F1F5F9', 'https://www.sony.co.in/image/686796bc394f84bf7d386dbfaa1c27d8?fmt=pjpeg&amp;wid=64&amp;bgcolor=F1F5F9&amp;bgc=F1F5F9']</text:p>
          </table:table-cell>
          <table:table-cell office:value-type="string" calcext:value-type="string">
            <text:p>['Record in MP3/LPCM with a high-sensitivity S-Microphone ', 'Up to 4 GB of built-in storage, expandable via microSD (SDHC/SDXC) cards ', 'Auto Voice Recording reduces background noise ', 'Direct USB built-in for easy connection to PC ', 'Built-in lithium battery with 3-minute quick charge for 1 hour of recording ']</text:p>
          </table:table-cell>
          <table:table-cell office:value-type="string" calcext:value-type="string">
            <text:p>Voice Memo Recorders</text:p>
          </table:table-cell>
          <table:table-cell office:value-type="string" calcext:value-type="string">
            <text:p>Digital Voice Recorders</text:p>
          </table:table-cell>
        </table:table-row>
        <table:table-row table:style-name="ro1">
          <table:table-cell office:value-type="string" calcext:value-type="string">
            <text:p>WF-1000XM5</text:p>
          </table:table-cell>
          <table:table-cell office:value-type="string" calcext:value-type="string">
            <text:p>Rs.29,990</text:p>
          </table:table-cell>
          <table:table-cell office:value-type="float" office:value="4" calcext:value-type="float">
            <text:p>4</text:p>
          </table:table-cell>
          <table:table-cell office:value-type="float" office:value="414" calcext:value-type="float">
            <text:p>414</text:p>
          </table:table-cell>
          <table:table-cell office:value-type="string" calcext:value-type="string">
            <text:p>['https://sony.scene7.com/is/image/sonyglobalsolutions/WFM5_Product-Intro-Plate-D-1?$productIntroPlatedesktop$', 'https://sony.scene7.com/is/image/sonyglobalsolutions/01_D?$productIntroPlatedesktop$&amp;fmt=png-alpha', 'https://sony.scene7.com/is/image/sonyglobalsolutions/02_D?$productIntroPlatedesktop$&amp;fmt=png-alpha', 'https://sony.scene7.com/is/image/sonyglobalsolutions/03_D?$productIntroPlatedesktop$&amp;fmt=png-alpha', 'https://sony.scene7.com/is/image/sonyglobalsolutions/04_D?$productIntroPlatedesktop$&amp;fmt=png-alpha', 'https://sony.scene7.com/is/image/sonyglobalsolutions/05_D?$productIntroPlatedesktop$&amp;fmt=png-alpha', 'https://sony.scene7.com/is/image/sonyglobalsolutions/d-Product-Intro-Plate-1-16?$productIntroPlatedesktop$', 'https://sony.scene7.com/is/image/sonyglobalsolutions/1_D?$productIntroPlatedesktop$&amp;fmt=png-alpha', 'https://sony.scene7.com/is/image/sonyglobalsolutions/2_D?$productIntroPlatedesktop$&amp;fmt=png-alpha', 'https://sony.scene7.com/is/image/sonyglobalsolutions/3_D?$productIntroPlatedesktop$&amp;fmt=png-alpha', 'https://sony.scene7.com/is/image/sonyglobalsolutions/4_D?$productIntroPlatedesktop$&amp;fmt=png-alpha', 'https://sony.scene7.com/is/image/sonyglobalsolutions/5_D?$productIntroPlatedesktop$&amp;fmt=png-alpha', 'https://sony.scene7.com/is/image/sonyglobalsolutions/6_D?$productIntroPlatedesktop$&amp;fmt=png-alpha', 'https://sony.scene7.com/is/image/sonyglobalsolutions/7_D?$productIntroPlatedesktop$&amp;fmt=png-alpha', 'https://sony.scene7.com/is/image/sonyglobalsolutions/8_D?$productIntroPlatedesktop$&amp;fmt=png-alpha', 'https://sony.scene7.com/is/image/sonyglobalsolutions/9_D?$productIntroPlatedesktop$&amp;fmt=png-alpha', 'https://sony.scene7.com/is/image/sonyglobalsolutions/10_D?$productIntroPlatedesktop$&amp;fmt=png-alpha']</text:p>
          </table:table-cell>
          <table:table-cell office:value-type="string" calcext:value-type="string">
            <text:p>['The best noise cancelling1 with two high-performance processors and dual feedback microphones', 'Stunning sound quality with specially designed driver unit', 'Superior noise-free calls with bone conduction sensor and noise reduction system (using AI)', 'Premium, ergonomic design for stable, comfortable fit', 'Water resistance and long battery life for everyday use']</text:p>
          </table:table-cell>
          <table:table-cell office:value-type="string" calcext:value-type="string">
            <text:p>Truly Wireless</text:p>
          </table:table-cell>
          <table:table-cell office:value-type="string" calcext:value-type="string">
            <text:p>Headphones</text:p>
          </table:table-cell>
        </table:table-row>
        <table:table-row table:style-name="ro1">
          <table:table-cell office:value-type="string" calcext:value-type="string">
            <text:p>WF-1000XM5 Wireless Noise Cancelling Headphones</text:p>
          </table:table-cell>
          <table:table-cell office:value-type="string" calcext:value-type="string">
            <text:p>Rs.29,990</text:p>
          </table:table-cell>
          <table:table-cell office:value-type="float" office:value="4" calcext:value-type="float">
            <text:p>4</text:p>
          </table:table-cell>
          <table:table-cell office:value-type="float" office:value="418" calcext:value-type="float">
            <text:p>418</text:p>
          </table:table-cell>
          <table:table-cell office:value-type="string" calcext:value-type="string">
            <text:p>['https://sony.scene7.com/is/image/sonyglobalsolutions/WFM5_Product-Intro-Plate-D-1?$productIntroPlatedesktop$', 'https://sony.scene7.com/is/image/sonyglobalsolutions/01_D?$productIntroPlatedesktop$&amp;fmt=png-alpha', 'https://sony.scene7.com/is/image/sonyglobalsolutions/02_D?$productIntroPlatedesktop$&amp;fmt=png-alpha', 'https://sony.scene7.com/is/image/sonyglobalsolutions/03_D?$productIntroPlatedesktop$&amp;fmt=png-alpha', 'https://sony.scene7.com/is/image/sonyglobalsolutions/04_D?$productIntroPlatedesktop$&amp;fmt=png-alpha', 'https://sony.scene7.com/is/image/sonyglobalsolutions/05_D?$productIntroPlatedesktop$&amp;fmt=png-alpha', 'https://sony.scene7.com/is/image/sonyglobalsolutions/d-Product-Intro-Plate-1-16?$productIntroPlatedesktop$', 'https://sony.scene7.com/is/image/sonyglobalsolutions/1_D?$productIntroPlatedesktop$&amp;fmt=png-alpha', 'https://sony.scene7.com/is/image/sonyglobalsolutions/2_D?$productIntroPlatedesktop$&amp;fmt=png-alpha', 'https://sony.scene7.com/is/image/sonyglobalsolutions/3_D?$productIntroPlatedesktop$&amp;fmt=png-alpha', 'https://sony.scene7.com/is/image/sonyglobalsolutions/4_D?$productIntroPlatedesktop$&amp;fmt=png-alpha', 'https://sony.scene7.com/is/image/sonyglobalsolutions/5_D?$productIntroPlatedesktop$&amp;fmt=png-alpha', 'https://sony.scene7.com/is/image/sonyglobalsolutions/6_D?$productIntroPlatedesktop$&amp;fmt=png-alpha', 'https://sony.scene7.com/is/image/sonyglobalsolutions/7_D?$productIntroPlatedesktop$&amp;fmt=png-alpha', 'https://sony.scene7.com/is/image/sonyglobalsolutions/8_D?$productIntroPlatedesktop$&amp;fmt=png-alpha', 'https://sony.scene7.com/is/image/sonyglobalsolutions/9_D?$productIntroPlatedesktop$&amp;fmt=png-alpha', 'https://sony.scene7.com/is/image/sonyglobalsolutions/10_D?$productIntroPlatedesktop$&amp;fmt=png-alpha']</text:p>
          </table:table-cell>
          <table:table-cell office:value-type="string" calcext:value-type="string">
            <text:p>['The best noise cancelling1 with two high-performance processors and dual feedback microphones', 'Stunning sound quality with specially designed driver unit', 'Superior noise-free calls with bone conduction sensor and noise reduction system (using AI)', 'Premium, ergonomic design for stable, comfortable fit', 'Water resistance and long battery life for everyday use']</text:p>
          </table:table-cell>
          <table:table-cell office:value-type="string" calcext:value-type="string">
            <text:p>['Noise Cancelling', 'Wireless', 'Water Resistant']</text:p>
          </table:table-cell>
          <table:table-cell office:value-type="string" calcext:value-type="string">
            <text:p>Headphones</text:p>
          </table:table-cell>
        </table:table-row>
        <table:table-row table:style-name="ro1">
          <table:table-cell office:value-type="string" calcext:value-type="string">
            <text:p>WF-C500 Truly Wireless Headphones</text:p>
          </table:table-cell>
          <table:table-cell office:value-type="string" calcext:value-type="string">
            <text:p>Rs. 8,9901</text:p>
          </table:table-cell>
          <table:table-cell office:value-type="float" office:value="4" calcext:value-type="float">
            <text:p>4</text:p>
          </table:table-cell>
          <table:table-cell office:value-type="float" office:value="457" calcext:value-type="float">
            <text:p>457</text:p>
          </table:table-cell>
          <table:table-cell office:value-type="string" calcext:value-type="string">
            <text:p>['https://www.sony.co.in/image/6ff70f66ce935f02861635b3e936a70c?fmt=pjpeg&amp;wid=110&amp;bgcolor=FFFFFF&amp;bgc=FFFFFF', 'https://www.sony.co.in/image/e3beeee2eeeb7580a61adcab32538851?fmt=pjpeg&amp;wid=64&amp;bgcolor=F1F5F9&amp;bgc=F1F5F9', 'https://www.sony.co.in/image/5cbc1b3260728da7eeafe044ed7f1248?fmt=pjpeg&amp;wid=64&amp;bgcolor=F1F5F9&amp;bgc=F1F5F9', 'https://www.sony.co.in/image/da78c599880a10c0989109d765b99b96?fmt=pjpeg&amp;wid=64&amp;bgcolor=F1F5F9&amp;bgc=F1F5F9', 'https://www.sony.co.in/image/ab676f3dda4abb8bbef9077ea001d5de?fmt=pjpeg&amp;wid=64&amp;bgcolor=F1F5F9&amp;bgc=F1F5F9', 'https://www.sony.co.in/image/9819425ccbaa8948ccaaba601f14b21f?fmt=pjpeg&amp;wid=64&amp;bgcolor=F1F5F9&amp;bgc=F1F5F9', 'https://www.sony.co.in/image/3bf117c2ca4768c53aaeadd7773015eb?fmt=pjpeg&amp;wid=64&amp;bgcolor=F1F5F9&amp;bgc=F1F5F9', 'https://www.sony.co.in/image/9b18b5f8ac4fdbfd48902513fb37b7da?fmt=pjpeg&amp;wid=64&amp;bgcolor=F1F5F9&amp;bgc=F1F5F9', 'https://www.sony.co.in/image/88627367b3e324feea1692f31183268f?fmt=pjpeg&amp;wid=64&amp;bgcolor=F1F5F9&amp;bgc=F1F5F9', 'https://www.sony.co.in/image/cbca09d677ee764befdd130dbdb9dc90?fmt=pjpeg&amp;wid=64&amp;bgcolor=F1F5F9&amp;bgc=F1F5F9', 'https://www.sony.co.in/image/ebbcce2b4fb3407b01ea1b0af3418c24?fmt=pjpeg&amp;wid=64&amp;bgcolor=F1F5F9&amp;bgc=F1F5F9', 'https://www.sony.co.in/image/14554686b10598c9c9aa9e281e945c88?fmt=pjpeg&amp;wid=64&amp;bgcolor=F1F5F9&amp;bgc=F1F5F9', 'https://www.sony.co.in/image/9d0cf63ef15f7209fcd13f9d71222859?fmt=pjpeg&amp;wid=64&amp;bgcolor=F1F5F9&amp;bgc=F1F5F9', 'https://www.sony.co.in/image/b9ba2a905843bfd0ba37a144f5359e13?fmt=pjpeg&amp;wid=64&amp;bgcolor=F1F5F9&amp;bgc=F1F5F9', 'https://www.sony.co.in/image/3ad66dcd748a03da7b62b2e82bb31f43?fmt=pjpeg&amp;wid=64&amp;bgcolor=F1F5F9&amp;bgc=F1F5F9']</text:p>
          </table:table-cell>
          <table:table-cell office:value-type="string" calcext:value-type="string">
            <text:p>['DSEE™ restores high-frequency sound and fine fade-out sound lost in compression ', 'Fine-tune your sound using the Sony | Headphones Connect app ', '10-hr-long battery life, total 20 hr with charging case5 ', 'Splash-proof and sweat-proof with an IPX4 rating ', 'Optional use of one earbud only ']</text:p>
          </table:table-cell>
          <table:table-cell office:value-type="string" calcext:value-type="string">
            <text:p>Water Resistant</text:p>
          </table:table-cell>
          <table:table-cell office:value-type="string" calcext:value-type="string">
            <text:p>Headphones</text:p>
          </table:table-cell>
        </table:table-row>
        <table:table-row table:style-name="ro1">
          <table:table-cell office:value-type="string" calcext:value-type="string">
            <text:p>WF-C510</text:p>
          </table:table-cell>
          <table:table-cell office:value-type="string" calcext:value-type="string">
            <text:p>Rs.8,990</text:p>
          </table:table-cell>
          <table:table-cell office:value-type="float" office:value="4.7" calcext:value-type="float">
            <text:p>4.7</text:p>
          </table:table-cell>
          <table:table-cell office:value-type="float" office:value="50" calcext:value-type="float">
            <text:p>50</text:p>
          </table:table-cell>
          <table:table-cell office:value-type="string" calcext:value-type="string">
            <text:p>['https://sony.scene7.com/is/image/sonyglobalsolutions/Product-Intro-1-D-9?$productIntroPlatedesktop$&amp;fmt=png-alpha', 'https://sony.scene7.com/is/image/sonyglobalsolutions/Product-Intro-2-D-5?$productIntroPlatedesktop$&amp;fmt=png-alpha', 'https://sony.scene7.com/is/image/sonyglobalsolutions/Product-Intro-3-D-4?$productIntroPlatedesktop$&amp;fmt=png-alpha', 'https://sony.scene7.com/is/image/sonyglobalsolutions/Product-Intro-4-D-4?$productIntroPlatedesktop$&amp;fmt=png-alpha', 'https://sony.scene7.com/is/image/sonyglobalsolutions/Product-Intro-5-D-3?$productIntroPlatedesktop$&amp;fmt=png-alpha', 'https://sony.scene7.com/is/image/sonyglobalsolutions/Product-Intro-6-D-3?$productIntroPlatedesktop$&amp;fmt=png-alpha', 'https://sony.scene7.com/is/image/sonyglobalsolutions/Product-Intro-7-D-2?$productIntroPlatedesktop$&amp;fmt=png-alpha', 'https://sony.scene7.com/is/image/sonyglobalsolutions/Product-Intro-8-D-1?$productIntroPlatedesktop$&amp;fmt=png-alpha', 'https://sony.scene7.com/is/image/sonyglobalsolutions/Product-Intro-9-D-1?$productIntroPlatedesktop$&amp;fmt=png-alpha', 'https://sony.scene7.com/is/image/sonyglobalsolutions/Product-Intro-10-D-1?$productIntroPlatedesktop$&amp;fmt=png-alpha', 'https://sony.scene7.com/is/image/sonyglobalsolutions/Product-Intro-11-D-1?$productIntroPlatedesktop$&amp;fmt=png-alpha', 'https://sony.scene7.com/is/image/sonyglobalsolutions/Product-Intro-12-D-1?$productIntroPlatedesktop$&amp;fmt=png-alpha', 'https://sony.scene7.com/is/image/sonyglobalsolutions/Product-Intro-13-D-1?$productIntroPlatedesktop$&amp;fmt=png-alpha', 'https://sony.scene7.com/is/image/sonyglobalsolutions/Product-Intro-14-D-1?$productIntroPlatedesktop$&amp;fmt=png-alpha', 'https://sony.scene7.com/is/image/sonyglobalsolutions/Product-Intro-15-D-1?$productIntroPlatedesktop$&amp;fmt=png-alpha', 'https://sony.scene7.com/is/image/sonyglobalsolutions/Product-Intro-16-D-1?$productIntroPlatedesktop$&amp;fmt=png-alpha']</text:p>
          </table:table-cell>
          <table:table-cell office:value-type="string" calcext:value-type="string">
            <text:p>['Compact and lightweight for comfort all day long', '11 hours of battery life, with another 11 hours in the charging case', 'Multipoint Connection lets you pair to two Bluetooth® devices simultaneously', 'Stay present with Ambient Sound Mode', 'Great sound quality and a range of customisable EQ presets']</text:p>
          </table:table-cell>
          <table:table-cell office:value-type="string" calcext:value-type="string">
            <text:p>Truly Wireless</text:p>
          </table:table-cell>
          <table:table-cell office:value-type="string" calcext:value-type="string">
            <text:p>Headphones</text:p>
          </table:table-cell>
        </table:table-row>
        <table:table-row table:style-name="ro1">
          <table:table-cell office:value-type="string" calcext:value-type="string">
            <text:p>WF-C510 Truly Wireless Headphones</text:p>
          </table:table-cell>
          <table:table-cell office:value-type="string" calcext:value-type="string">
            <text:p>Rs.8,990</text:p>
          </table:table-cell>
          <table:table-cell office:value-type="float" office:value="4.6" calcext:value-type="float">
            <text:p>4.6</text:p>
          </table:table-cell>
          <table:table-cell office:value-type="float" office:value="51" calcext:value-type="float">
            <text:p>51</text:p>
          </table:table-cell>
          <table:table-cell office:value-type="string" calcext:value-type="string">
            <text:p>['https://sony.scene7.com/is/image/sonyglobalsolutions/Product-Intro-1-D-9?$productIntroPlatedesktop$&amp;fmt=png-alpha', 'https://sony.scene7.com/is/image/sonyglobalsolutions/Product-Intro-2-D-5?$productIntroPlatedesktop$&amp;fmt=png-alpha', 'https://sony.scene7.com/is/image/sonyglobalsolutions/Product-Intro-3-D-4?$productIntroPlatedesktop$&amp;fmt=png-alpha', 'https://sony.scene7.com/is/image/sonyglobalsolutions/Product-Intro-4-D-4?$productIntroPlatedesktop$&amp;fmt=png-alpha', 'https://sony.scene7.com/is/image/sonyglobalsolutions/Product-Intro-5-D-3?$productIntroPlatedesktop$&amp;fmt=png-alpha', 'https://sony.scene7.com/is/image/sonyglobalsolutions/Product-Intro-6-D-3?$productIntroPlatedesktop$&amp;fmt=png-alpha', 'https://sony.scene7.com/is/image/sonyglobalsolutions/Product-Intro-7-D-2?$productIntroPlatedesktop$&amp;fmt=png-alpha', 'https://sony.scene7.com/is/image/sonyglobalsolutions/Product-Intro-8-D-1?$productIntroPlatedesktop$&amp;fmt=png-alpha', 'https://sony.scene7.com/is/image/sonyglobalsolutions/Product-Intro-9-D-1?$productIntroPlatedesktop$&amp;fmt=png-alpha', 'https://sony.scene7.com/is/image/sonyglobalsolutions/Product-Intro-10-D-1?$productIntroPlatedesktop$&amp;fmt=png-alpha', 'https://sony.scene7.com/is/image/sonyglobalsolutions/Product-Intro-11-D-1?$productIntroPlatedesktop$&amp;fmt=png-alpha', 'https://sony.scene7.com/is/image/sonyglobalsolutions/Product-Intro-12-D-1?$productIntroPlatedesktop$&amp;fmt=png-alpha', 'https://sony.scene7.com/is/image/sonyglobalsolutions/Product-Intro-13-D-1?$productIntroPlatedesktop$&amp;fmt=png-alpha', 'https://sony.scene7.com/is/image/sonyglobalsolutions/Product-Intro-14-D-1?$productIntroPlatedesktop$&amp;fmt=png-alpha', 'https://sony.scene7.com/is/image/sonyglobalsolutions/Product-Intro-15-D-1?$productIntroPlatedesktop$&amp;fmt=png-alpha', 'https://sony.scene7.com/is/image/sonyglobalsolutions/Product-Intro-16-D-1?$productIntroPlatedesktop$&amp;fmt=png-alpha']</text:p>
          </table:table-cell>
          <table:table-cell office:value-type="string" calcext:value-type="string">
            <text:p>['Compact and lightweight for comfort all day long', '11 hours of battery life, with another 11 hours in the charging case', 'Multipoint Connection lets you pair to two Bluetooth® devices simultaneously', 'Stay present with Ambient Sound Mode', 'Great sound quality and a range of customisable EQ presets']</text:p>
          </table:table-cell>
          <table:table-cell office:value-type="string" calcext:value-type="string">
            <text:p>['Wireless', 'Water Resistant']</text:p>
          </table:table-cell>
          <table:table-cell office:value-type="string" calcext:value-type="string">
            <text:p>Headphones</text:p>
          </table:table-cell>
        </table:table-row>
        <table:table-row table:style-name="ro1">
          <table:table-cell office:value-type="string" calcext:value-type="string">
            <text:p>WF-C700N</text:p>
          </table:table-cell>
          <table:table-cell office:value-type="string" calcext:value-type="string">
            <text:p>Rs.12,990</text:p>
          </table:table-cell>
          <table:table-cell office:value-type="float" office:value="4.1" calcext:value-type="float">
            <text:p>4.1</text:p>
          </table:table-cell>
          <table:table-cell office:value-type="float" office:value="199" calcext:value-type="float">
            <text:p>199</text:p>
          </table:table-cell>
          <table:table-cell office:value-type="string" calcext:value-type="string">
            <text:p>['https://sony.scene7.com/is/image/sonyglobalsolutions/WF-C700N_Product-Intro_1_D?$productIntroPlatedesktop$&amp;fmt=png-alpha', 'https://sony.scene7.com/is/image/sonyglobalsolutions/WF-C700N_Product-Intro_2_D?$productIntroPlatedesktop$&amp;fmt=png-alpha', 'https://sony.scene7.com/is/image/sonyglobalsolutions/WF-C700N_Product-Intro_3_D?$productIntroPlatedesktop$&amp;fmt=png-alpha', 'https://sony.scene7.com/is/image/sonyglobalsolutions/WF-C700N_Product-Intro_4_D?$productIntroPlatedesktop$&amp;fmt=png-alpha', 'https://sony.scene7.com/is/image/sonyglobalsolutions/WF-C700N_Product-Intro_5_D?$productIntroPlatedesktop$&amp;fmt=png-alpha', 'https://sony.scene7.com/is/image/sonyglobalsolutions/WF-C700N_Product-Intro_21_D?$productIntroPlatedesktop$&amp;fmt=png-alpha']</text:p>
          </table:table-cell>
          <table:table-cell office:value-type="string" calcext:value-type="string">
            <text:p>['Digital noise cancelling and Ambient Sound Mode let you control what you hear', 'Compact and lightweight for a comfortable fit', 'DSEE™ restores high-frequency sound lost in compression', 'Fine-tune your sound using the \nSony | Headphones Connect app', 'Clear hands-free calls with wind noise reduction structure.']</text:p>
          </table:table-cell>
          <table:table-cell office:value-type="string" calcext:value-type="string">
            <text:p>Truly Wireless</text:p>
          </table:table-cell>
          <table:table-cell office:value-type="string" calcext:value-type="string">
            <text:p>Headphones</text:p>
          </table:table-cell>
        </table:table-row>
        <table:table-row table:style-name="ro1">
          <table:table-cell office:value-type="string" calcext:value-type="string">
            <text:p>WF-C700N Wireless Noise Cancelling Headphones</text:p>
          </table:table-cell>
          <table:table-cell office:value-type="string" calcext:value-type="string">
            <text:p>Rs.12,990</text:p>
          </table:table-cell>
          <table:table-cell office:value-type="float" office:value="4.1" calcext:value-type="float">
            <text:p>4.1</text:p>
          </table:table-cell>
          <table:table-cell office:value-type="float" office:value="199" calcext:value-type="float">
            <text:p>199</text:p>
          </table:table-cell>
          <table:table-cell office:value-type="string" calcext:value-type="string">
            <text:p>['https://sony.scene7.com/is/image/sonyglobalsolutions/WF-C700N_Product-Intro_1_D?$productIntroPlatedesktop$&amp;fmt=png-alpha', 'https://sony.scene7.com/is/image/sonyglobalsolutions/WF-C700N_Product-Intro_2_D?$productIntroPlatedesktop$&amp;fmt=png-alpha', 'https://sony.scene7.com/is/image/sonyglobalsolutions/WF-C700N_Product-Intro_3_D?$productIntroPlatedesktop$&amp;fmt=png-alpha', 'https://sony.scene7.com/is/image/sonyglobalsolutions/WF-C700N_Product-Intro_4_D?$productIntroPlatedesktop$&amp;fmt=png-alpha', 'https://sony.scene7.com/is/image/sonyglobalsolutions/WF-C700N_Product-Intro_5_D?$productIntroPlatedesktop$&amp;fmt=png-alpha', 'https://sony.scene7.com/is/image/sonyglobalsolutions/WF-C700N_Product-Intro_21_D?$productIntroPlatedesktop$&amp;fmt=png-alpha']</text:p>
          </table:table-cell>
          <table:table-cell office:value-type="string" calcext:value-type="string">
            <text:p>['Digital noise cancelling and Ambient Sound Mode let you control what you hear', 'Compact and lightweight for a comfortable fit', 'DSEE™ restores high-frequency sound lost in compression', 'Fine-tune your sound using the \nSony | Headphones Connect app', 'Clear hands-free calls with wind noise reduction structure.']</text:p>
          </table:table-cell>
          <table:table-cell office:value-type="string" calcext:value-type="string">
            <text:p>['Noise Cancelling', 'Water Resistant']</text:p>
          </table:table-cell>
          <table:table-cell office:value-type="string" calcext:value-type="string">
            <text:p>Headphones</text:p>
          </table:table-cell>
        </table:table-row>
        <table:table-row table:style-name="ro1">
          <table:table-cell office:value-type="string" calcext:value-type="string">
            <text:p>WH-1000XM4 Wireless Noise Cancelling Headphones</text:p>
          </table:table-cell>
          <table:table-cell office:value-type="string" calcext:value-type="string">
            <text:p>Rs. 29,9901</text:p>
          </table:table-cell>
          <table:table-cell office:value-type="float" office:value="4.5" calcext:value-type="float">
            <text:p>4.5</text:p>
          </table:table-cell>
          <table:table-cell office:value-type="float" office:value="1967" calcext:value-type="float">
            <text:p>1967</text:p>
          </table:table-cell>
          <table:table-cell office:value-type="string" calcext:value-type="string">
            <text:p>['https://www.sony.co.in/image/5d02da5df552836db894cead8a68f5f3?fmt=pjpeg&amp;wid=110&amp;bgcolor=FFFFFF&amp;bgc=FFFFFF']</text:p>
          </table:table-cell>
          <table:table-cell office:value-type="string" calcext:value-type="string">
            <text:p>['HD Noise-Cancelling Processor QN1, Bluetooth Audio SoC and a dual noise sensor let you listen without distractions ', 'Personal noise-cancelling optimiser and atmospheric pressure optimising ', 'High-quality audio with DSEE Extreme™ and LDAC ', 'Adaptive Sound Control automatically adjusts ambient sound settings to suit your location and behaviour ', 'Wireless freedom with BLUETOOTH® technology ']</text:p>
          </table:table-cell>
          <table:table-cell office:value-type="string" calcext:value-type="string">
            <text:p>Noise Cancelling</text:p>
          </table:table-cell>
          <table:table-cell office:value-type="string" calcext:value-type="string">
            <text:p>Headphones</text:p>
          </table:table-cell>
        </table:table-row>
        <table:table-row table:style-name="ro1">
          <table:table-cell office:value-type="string" calcext:value-type="string">
            <text:p>WH-1000XM4 Wireless Noise Cancelling Headphones</text:p>
          </table:table-cell>
          <table:table-cell office:value-type="string" calcext:value-type="string">
            <text:p>Rs. 29,9901</text:p>
          </table:table-cell>
          <table:table-cell office:value-type="float" office:value="4.5" calcext:value-type="float">
            <text:p>4.5</text:p>
          </table:table-cell>
          <table:table-cell office:value-type="float" office:value="1967" calcext:value-type="float">
            <text:p>1967</text:p>
          </table:table-cell>
          <table:table-cell office:value-type="string" calcext:value-type="string">
            <text:p>['https://www.sony.co.in/image/c837e2d6c39f74d4dd2338ada3dac203?fmt=png-alpha&amp;wid=676&amp;hei=400', 'https://www.sony.co.in/image/cee14c179dfe1451ff9fc70f69ed9bef?fmt=png-alpha&amp;wid=676&amp;hei=400', 'https://www.sony.co.in/image/4c008966864e140d66a5f27d2e946de4?fmt=png-alpha&amp;wid=676&amp;hei=400', None, None, None]</text:p>
          </table:table-cell>
          <table:table-cell office:value-type="string" calcext:value-type="string">
            <text:p>['HD Noise-Cancelling Processor QN1, Bluetooth Audio SoC and a dual noise sensor let you listen without distractions ', 'Personal noise-cancelling optimiser and atmospheric pressure optimising ', 'High-quality audio with DSEE Extreme™ and LDAC ', 'Adaptive Sound Control automatically adjusts ambient sound settings to suit your location and behaviour ', 'Wireless freedom with BLUETOOTH® technology ']</text:p>
          </table:table-cell>
          <table:table-cell office:value-type="string" calcext:value-type="string">
            <text:p>Headband</text:p>
          </table:table-cell>
          <table:table-cell office:value-type="string" calcext:value-type="string">
            <text:p>Headphones</text:p>
          </table:table-cell>
        </table:table-row>
        <table:table-row table:style-name="ro1">
          <table:table-cell office:value-type="string" calcext:value-type="string">
            <text:p>WH-1000XM5 Wireless Noise Cancelling Headphones</text:p>
          </table:table-cell>
          <table:table-cell office:value-type="string" calcext:value-type="string">
            <text:p>Rs. 34,9902</text:p>
          </table:table-cell>
          <table:table-cell office:value-type="float" office:value="4.5" calcext:value-type="float">
            <text:p>4.5</text:p>
          </table:table-cell>
          <table:table-cell office:value-type="float" office:value="823" calcext:value-type="float">
            <text:p>823</text:p>
          </table:table-cell>
          <table:table-cell office:value-type="string" calcext:value-type="string">
            <text:p>['https://www.sony.co.in/image/4e4154f981a0c362a20d5a3eaea6605e?fmt=png-alpha&amp;wid=676&amp;hei=400', 'https://www.sony.co.in/image/76cc571af39ddbe23d060c00ac7d7a8b?fmt=png-alpha&amp;wid=676&amp;hei=400', 'https://www.sony.co.in/image/cb6bff7884c779ebd2c5a3f1f297daec?fmt=png-alpha&amp;wid=676&amp;hei=400', None, None, None, None, None, None, None]</text:p>
          </table:table-cell>
          <table:table-cell office:value-type="string" calcext:value-type="string">
            <text:p>['HD Noise Cancelling Processor QN1, Integrated Processor V1 and multiple microphones for distraction-free listening ', 'Fully automatic Personal Noise Cancelling Optimiser and Atmospheric Pressure Optimising ', '30-mm specially designed driver unit for exceptional sound ', 'Superior noise-free calls with 2 x 2 beamforming microphones and noise reduction system (using AI) ', 'Super comfortable lightweight design in "Soft fit leather" ']</text:p>
          </table:table-cell>
          <table:table-cell office:value-type="string" calcext:value-type="string">
            <text:p>Headband</text:p>
          </table:table-cell>
          <table:table-cell office:value-type="string" calcext:value-type="string">
            <text:p>Headphones</text:p>
          </table:table-cell>
        </table:table-row>
        <table:table-row table:style-name="ro1">
          <table:table-cell office:value-type="string" calcext:value-type="string">
            <text:p>WH-1000XM5 Wireless Noise Cancelling Headphones</text:p>
          </table:table-cell>
          <table:table-cell office:value-type="string" calcext:value-type="string">
            <text:p>Rs. 34,9902</text:p>
          </table:table-cell>
          <table:table-cell office:value-type="float" office:value="4.5" calcext:value-type="float">
            <text:p>4.5</text:p>
          </table:table-cell>
          <table:table-cell office:value-type="float" office:value="823" calcext:value-type="float">
            <text:p>823</text:p>
          </table:table-cell>
          <table:table-cell office:value-type="string" calcext:value-type="string">
            <text:p>['https://www.sony.co.in/image/6145c1d32e6ac8e63a46c912dc33c5bb?fmt=pjpeg&amp;wid=110&amp;bgcolor=FFFFFF&amp;bgc=FFFFFF']</text:p>
          </table:table-cell>
          <table:table-cell office:value-type="string" calcext:value-type="string">
            <text:p>['HD Noise Cancelling Processor QN1, Integrated Processor V1 and multiple microphones for distraction-free listening ', 'Fully automatic Personal Noise Cancelling Optimiser and Atmospheric Pressure Optimising ', '30-mm specially designed driver unit for exceptional sound ', 'Superior noise-free calls with 2 x 2 beamforming microphones and noise reduction system (using AI) ', 'Super comfortable lightweight design in "Soft fit leather" ']</text:p>
          </table:table-cell>
          <table:table-cell office:value-type="string" calcext:value-type="string">
            <text:p>['Noise Cancelling', 'Wireless']</text:p>
          </table:table-cell>
          <table:table-cell office:value-type="string" calcext:value-type="string">
            <text:p>Headphones</text:p>
          </table:table-cell>
        </table:table-row>
        <table:table-row table:style-name="ro1">
          <table:table-cell office:value-type="string" calcext:value-type="string">
            <text:p>WH-CH720N Wireless Noise Cancelling Headphones</text:p>
          </table:table-cell>
          <table:table-cell office:value-type="string" calcext:value-type="string">
            <text:p>Rs.14,990</text:p>
          </table:table-cell>
          <table:table-cell office:value-type="float" office:value="4.5" calcext:value-type="float">
            <text:p>4.5</text:p>
          </table:table-cell>
          <table:table-cell office:value-type="float" office:value="507" calcext:value-type="float">
            <text:p>507</text:p>
          </table:table-cell>
          <table:table-cell office:value-type="string" calcext:value-type="string">
            <text:p>['https://sony.scene7.com/is/image/sonyglobalsolutions/wh-ch720_black01_D?$productIntroPlatedesktop$&amp;fmt=png-alpha', 'https://sony.scene7.com/is/image/sonyglobalsolutions/wh-ch720_black02_D?$productIntroPlatedesktop$&amp;fmt=png-alpha', 'https://sony.scene7.com/is/image/sonyglobalsolutions/wh-ch720_black03_D?$productIntroPlatedesktop$&amp;fmt=png-alpha', 'https://sony.scene7.com/is/image/sonyglobalsolutions/wh-ch720_black04_D?$productIntroPlatedesktop$&amp;fmt=png-alpha', 'https://sony.scene7.com/is/image/sonyglobalsolutions/wh-ch720_black05_D?$productIntroPlatedesktop$&amp;fmt=png-alpha', 'https://sony.scene7.com/is/image/sonyglobalsolutions/wh-ch720_black06_D?$productIntroPlatedesktop$&amp;fmt=png-alpha', 'https://sony.scene7.com/is/image/sonyglobalsolutions/wh-ch720_black07_D?$productIntroPlatedesktop$&amp;fmt=png-alpha', 'https://sony.scene7.com/is/image/sonyglobalsolutions/wh-ch720_blue01_D?$productIntroPlatedesktop$&amp;fmt=png-alpha', 'https://sony.scene7.com/is/image/sonyglobalsolutions/wh-ch720_blue02_D?$productIntroPlatedesktop$&amp;fmt=png-alpha', 'https://sony.scene7.com/is/image/sonyglobalsolutions/wh-ch720_blue03_D?$productIntroPlatedesktop$&amp;fmt=png-alpha', 'https://sony.scene7.com/is/image/sonyglobalsolutions/wh-ch720_blue04_D?$productIntroPlatedesktop$&amp;fmt=png-alpha', 'https://sony.scene7.com/is/image/sonyglobalsolutions/wh-ch720_blue05_D?$productIntroPlatedesktop$&amp;fmt=png-alpha', 'https://sony.scene7.com/is/image/sonyglobalsolutions/wh-ch720_blue06_D?$productIntroPlatedesktop$&amp;fmt=png-alpha', 'https://sony.scene7.com/is/image/sonyglobalsolutions/wh-ch720_white01_D?$productIntroPlatedesktop$&amp;fmt=png-alpha', 'https://sony.scene7.com/is/image/sonyglobalsolutions/wh-ch720_white02_D?$productIntroPlatedesktop$&amp;fmt=png-alpha', 'https://sony.scene7.com/is/image/sonyglobalsolutions/wh-ch720_white03_D?$productIntroPlatedesktop$&amp;fmt=png-alpha', 'https://sony.scene7.com/is/image/sonyglobalsolutions/wh-ch720_white04_D?$productIntroPlatedesktop$&amp;fmt=png-alpha', 'https://sony.scene7.com/is/image/sonyglobalsolutions/wh-ch720_white05_D?$productIntroPlatedesktop$&amp;fmt=png-alpha', 'https://sony.scene7.com/is/image/sonyglobalsolutions/wh-ch720_white06_D?$productIntroPlatedesktop$&amp;fmt=png-alpha']</text:p>
          </table:table-cell>
          <table:table-cell office:value-type="string" calcext:value-type="string">
            <text:p>['Noise Cancelling with Dual Noise Sensor technology and the Integrated Processor V1.', 'Super-comfortable lightweight design.', 'All-day listening with up to 35 hours of battery life.', 'DSEE™ restores high-frequency sound and fine fade-out sound lost in compression.', 'Easy and clear hands-free calling and voice assistant with wake word.']</text:p>
          </table:table-cell>
          <table:table-cell office:value-type="string" calcext:value-type="string">
            <text:p>['Headband', 'Noise Cancelling']</text:p>
          </table:table-cell>
          <table:table-cell office:value-type="string" calcext:value-type="string">
            <text:p>Headphones</text:p>
          </table:table-cell>
        </table:table-row>
        <table:table-row table:style-name="ro1">
          <table:table-cell office:value-type="string" calcext:value-type="string">
            <text:p>WI-C100 Wireless In-ear Headphones</text:p>
          </table:table-cell>
          <table:table-cell office:value-type="string" calcext:value-type="string">
            <text:p>Rs. 2,7901</text:p>
          </table:table-cell>
          <table:table-cell office:value-type="float" office:value="4.5" calcext:value-type="float">
            <text:p>4.5</text:p>
          </table:table-cell>
          <table:table-cell office:value-type="float" office:value="80" calcext:value-type="float">
            <text:p>80</text:p>
          </table:table-cell>
          <table:table-cell office:value-type="string" calcext:value-type="string">
            <text:p>['https://www.sony.co.in/image/4e59487a5c5175284a49830878185789?fmt=pjpeg&amp;wid=110&amp;bgcolor=FFFFFF&amp;bgc=FFFFFF', 'https://www.sony.co.in/image/342e7c28dc1fb69d0d8625bc98be7236?fmt=pjpeg&amp;wid=64&amp;bgcolor=F1F5F9&amp;bgc=F1F5F9', 'https://www.sony.co.in/image/8baa51321847228daa201ffc21b40a0d?fmt=pjpeg&amp;wid=64&amp;bgcolor=F1F5F9&amp;bgc=F1F5F9', 'https://www.sony.co.in/image/6f599d73dadce7d14956ee6ad79fa56b?fmt=pjpeg&amp;wid=64&amp;bgcolor=F1F5F9&amp;bgc=F1F5F9', 'https://www.sony.co.in/image/2ef6a97354fc1772d14367d1802879b3?fmt=pjpeg&amp;wid=64&amp;bgcolor=F1F5F9&amp;bgc=F1F5F9', 'https://www.sony.co.in/image/9530e535e980c257f15aa1b8c4f13b55?fmt=pjpeg&amp;wid=64&amp;bgcolor=F1F5F9&amp;bgc=F1F5F9', 'https://www.sony.co.in/image/c2741ec3a94c0870832d6d2075572cab?fmt=pjpeg&amp;wid=64&amp;bgcolor=F1F5F9&amp;bgc=F1F5F9', 'https://www.sony.co.in/image/f9ac02c6d8135bfeebf2ff8a0d2d0d6f?fmt=pjpeg&amp;wid=64&amp;bgcolor=F1F5F9&amp;bgc=F1F5F9', 'https://www.sony.co.in/image/1b3ce58d5a17a8f2a23db00c6180753c?fmt=pjpeg&amp;wid=64&amp;bgcolor=F1F5F9&amp;bgc=F1F5F9', 'https://www.sony.co.in/image/2644c363e5c3b666705e5b78763a34c9?fmt=pjpeg&amp;wid=64&amp;bgcolor=F1F5F9&amp;bgc=F1F5F9', 'https://www.sony.co.in/image/818da505ad7a40db75482e6d48d2c874?fmt=pjpeg&amp;wid=64&amp;bgcolor=F1F5F9&amp;bgc=F1F5F9', 'https://www.sony.co.in/image/d488b23eb275b299821d28dbf3ec944c?fmt=pjpeg&amp;wid=64&amp;bgcolor=F1F5F9&amp;bgc=F1F5F9']</text:p>
          </table:table-cell>
          <table:table-cell office:value-type="string" calcext:value-type="string">
            <text:p>['Up to 25 hours of battery life ', "DSEE™ restores frequencies lost in compression to produce high-quality sound that's closer to the original recording ", 'Fine-tune your sound using the Sony | Headphones Connect app ', 'Splash-proof and sweat-proof with an IPX4 rating ', 'Easy hands-free calling and voice assistant ']</text:p>
          </table:table-cell>
          <table:table-cell office:value-type="string" calcext:value-type="string">
            <text:p>In-Ear</text:p>
          </table:table-cell>
          <table:table-cell office:value-type="string" calcext:value-type="string">
            <text:p>Headphones</text:p>
          </table:table-cell>
        </table:table-row>
        <table:table-row table:style-name="ro1">
          <table:table-cell office:value-type="string" calcext:value-type="string">
            <text:p>WS620 WalkmanÂ® WS Series</text:p>
          </table:table-cell>
          <table:table-cell office:value-type="string" calcext:value-type="string">
            <text:p>Rs. 12,9901</text:p>
          </table:table-cell>
          <table:table-cell office:value-type="float" office:value="4" calcext:value-type="float">
            <text:p>4</text:p>
          </table:table-cell>
          <table:table-cell office:value-type="float" office:value="45" calcext:value-type="float">
            <text:p>45</text:p>
          </table:table-cell>
          <table:table-cell office:value-type="string" calcext:value-type="string">
            <text:p>['https://www.sony.co.in/image/6cd79f793d558aecaf269b0210260d44?fmt=pjpeg&amp;wid=110&amp;bgcolor=FFFFFF&amp;bgc=FFFFFF', 'https://www.sony.co.in/image/d65b3d97667dac8f11eee31a02cc06f4?fmt=pjpeg&amp;wid=64&amp;bgcolor=F1F5F9&amp;bgc=F1F5F9', 'https://www.sony.co.in/image/3697f3469585518d296a630fbe7a512b?fmt=pjpeg&amp;wid=64&amp;bgcolor=F1F5F9&amp;bgc=F1F5F9', 'https://www.sony.co.in/image/d31dd8aa1cda146349eda706a575f09e?fmt=pjpeg&amp;wid=64&amp;bgcolor=F1F5F9&amp;bgc=F1F5F9']</text:p>
          </table:table-cell>
          <table:table-cell office:value-type="string" calcext:value-type="string">
            <text:p>['Waterproof (salt water) for worry-free use910 ', 'Works in temperatures from -5Â°C to 45Â°C ', 'Easy Bluetooth connectivity with NFC One-touch ', 'Ambient Sound mode ', '3 minute quick charge for 60 minutes playback11 ']</text:p>
          </table:table-cell>
          <table:table-cell office:value-type="string" calcext:value-type="string">
            <text:p>Compact</text:p>
          </table:table-cell>
          <table:table-cell office:value-type="string" calcext:value-type="string">
            <text:p>Walkman</text:p>
          </table:table-cell>
        </table:table-row>
        <table:table-row table:style-name="ro1">
          <table:table-cell office:value-type="string" calcext:value-type="string">
            <text:p>WalkmanÂ® digital music player</text:p>
          </table:table-cell>
          <table:table-cell office:value-type="string" calcext:value-type="string">
            <text:p>Rs. 5,9801</text:p>
          </table:table-cell>
          <table:table-cell office:value-type="float" office:value="4" calcext:value-type="float">
            <text:p>4</text:p>
          </table:table-cell>
          <table:table-cell office:value-type="float" office:value="308" calcext:value-type="float">
            <text:p>308</text:p>
          </table:table-cell>
          <table:table-cell office:value-type="string" calcext:value-type="string">
            <text:p>['https://www.sony.co.in/image/83e0055176f25d1e909348b8c4ccc6e1?fmt=pjpeg&amp;wid=110&amp;bgcolor=FFFFFF&amp;bgc=FFFFFF', 'https://www.sony.co.in/image/5323a023647573f1b60b524971abb355?fmt=pjpeg&amp;wid=64&amp;bgcolor=F1F5F9&amp;bgc=F1F5F9', 'https://www.sony.co.in/image/586cf310e117aaefe373cbcd75848cc9?fmt=pjpeg&amp;wid=64&amp;bgcolor=F1F5F9&amp;bgc=F1F5F9']</text:p>
          </table:table-cell>
          <table:table-cell office:value-type="string" calcext:value-type="string">
            <text:p>['Great-sounding music in one step with ClearAudio+ ', 'Easy drag and drop file transfer on PC and Mac ', 'Plays PCM, AAC, WMA and MP3 files ', 'Up to 35 hours of battery life ']</text:p>
          </table:table-cell>
          <table:table-cell office:value-type="string" calcext:value-type="string">
            <text:p>Compact</text:p>
          </table:table-cell>
          <table:table-cell office:value-type="string" calcext:value-type="string">
            <text:p>Walkman</text:p>
          </table:table-cell>
        </table:table-row>
        <table:table-row table:style-name="ro1">
          <table:table-cell office:value-type="string" calcext:value-type="string">
            <text:p>XB100 Portable Wireless Speaker</text:p>
          </table:table-cell>
          <table:table-cell office:value-type="string" calcext:value-type="string">
            <text:p>Rs.5,990</text:p>
          </table:table-cell>
          <table:table-cell office:value-type="float" office:value="4.8" calcext:value-type="float">
            <text:p>4.8</text:p>
          </table:table-cell>
          <table:table-cell office:value-type="float" office:value="137" calcext:value-type="float">
            <text:p>137</text:p>
          </table:table-cell>
          <table:table-cell office:value-type="string" calcext:value-type="string">
            <text:p>['https://sony.scene7.com/is/image/sonyglobalsolutions/d-Product-image-00?$productIntroPlatedesktop$&amp;fmt=png-alpha', 'https://sony.scene7.com/is/image/sonyglobalsolutions/d-Product-image-1?$productIntroPlatedesktop$&amp;fmt=png-alpha', 'https://sony.scene7.com/is/image/sonyglobalsolutions/d-Product-image-2?$productIntroPlatedesktop$&amp;fmt=png-alpha', 'https://sony.scene7.com/is/image/sonyglobalsolutions/d-Product-image-3?$productIntroPlatedesktop$&amp;fmt=png-alpha', 'https://sony.scene7.com/is/image/sonyglobalsolutions/d-Product-image-4?$productIntroPlatedesktop$&amp;fmt=png-alpha', 'https://sony.scene7.com/is/image/sonyglobalsolutions/d-Product-image-5?$productIntroPlatedesktop$&amp;fmt=png-alpha', 'https://sony.scene7.com/is/image/sonyglobalsolutions/d-Product-image-6?$productIntroPlatedesktop$&amp;fmt=png-alpha', 'https://sony.scene7.com/is/image/sonyglobalsolutions/d-Product-image-7?$productIntroPlatedesktop$&amp;fmt=png-alpha']</text:p>
          </table:table-cell>
          <table:table-cell office:value-type="string" calcext:value-type="string">
            <text:p>['Powerful and clear sound', 'Easily portable and highly durable design', 'Firm focus on sustainability and materials', '16-hr battery life for longer listening', 'Hands-free calling with built-in mic']</text:p>
          </table:table-cell>
          <table:table-cell office:value-type="string" calcext:value-type="string">
            <text:p>Portable</text:p>
          </table:table-cell>
          <table:table-cell office:value-type="string" calcext:value-type="string">
            <text:p>Wireless Speakers</text:p>
          </table:table-cell>
        </table:table-row>
        <table:table-row table:style-name="ro1">
          <table:table-cell office:value-type="string" calcext:value-type="string">
            <text:p>XG300 X-Series Portable Wireless Speaker</text:p>
          </table:table-cell>
          <table:table-cell office:value-type="string" calcext:value-type="string">
            <text:p>Rs. 33,9901</text:p>
          </table:table-cell>
          <table:table-cell office:value-type="float" office:value="4.5" calcext:value-type="float">
            <text:p>4.5</text:p>
          </table:table-cell>
          <table:table-cell office:value-type="float" office:value="95" calcext:value-type="float">
            <text:p>95</text:p>
          </table:table-cell>
          <table:table-cell office:value-type="string" calcext:value-type="string">
            <text:p>['https://www.sony.co.in/image/990c23317d5559ba35b67e564c12a5b3?fmt=pjpeg&amp;wid=110&amp;bgcolor=FFFFFF&amp;bgc=FFFFFF']</text:p>
          </table:table-cell>
          <table:table-cell office:value-type="string" calcext:value-type="string">
            <text:p>['IP67 water resistant and rustproof ', '25 hours of battery life and Quick Charging ', 'Retractable handle ', 'Powerful Party Sound ', 'X-Balanced Speaker Unit ']</text:p>
          </table:table-cell>
          <table:table-cell office:value-type="string" calcext:value-type="string">
            <text:p>Hi-Fi Systems</text:p>
          </table:table-cell>
          <table:table-cell office:value-type="string" calcext:value-type="string">
            <text:p>Audio Systems</text:p>
          </table:table-cell>
        </table:table-row>
        <table:table-row table:style-name="ro1">
          <table:table-cell office:value-type="string" calcext:value-type="string">
            <text:p>XG500 X-Series Portable Wireless Speaker</text:p>
          </table:table-cell>
          <table:table-cell office:value-type="string" calcext:value-type="string">
            <text:p>Rs. 39,9901</text:p>
          </table:table-cell>
          <table:table-cell office:value-type="float" office:value="5" calcext:value-type="float">
            <text:p>5</text:p>
          </table:table-cell>
          <table:table-cell office:value-type="float" office:value="23" calcext:value-type="float">
            <text:p>23</text:p>
          </table:table-cell>
          <table:table-cell office:value-type="string" calcext:value-type="string">
            <text:p>['https://www.sony.co.in/image/adecf74f94dc7b468737b87ee3b68037?fmt=pjpeg&amp;wid=110&amp;bgcolor=FFFFFF&amp;bgc=FFFFFF']</text:p>
          </table:table-cell>
          <table:table-cell office:value-type="string" calcext:value-type="string">
            <text:p>['IP66 Water resistant7 and Dustproof 3 ', '30 hours4 of battery life and quick charging ', 'Handle for comfortable portability ', 'Powerful Party Sound ', 'X-Balanced Speaker Unit ']</text:p>
          </table:table-cell>
          <table:table-cell office:value-type="string" calcext:value-type="string">
            <text:p>Hi-Fi Systems</text:p>
          </table:table-cell>
          <table:table-cell office:value-type="string" calcext:value-type="string">
            <text:p>Audio Systems</text:p>
          </table:table-cell>
        </table:table-row>
        <table:table-row table:style-name="ro1">
          <table:table-cell office:value-type="string" calcext:value-type="string">
            <text:p>XP500 X-Series Portable Wireless Speaker</text:p>
          </table:table-cell>
          <table:table-cell office:value-type="string" calcext:value-type="string">
            <text:p>Rs. 35,9901</text:p>
          </table:table-cell>
          <table:table-cell office:value-type="float" office:value="5" calcext:value-type="float">
            <text:p>5</text:p>
          </table:table-cell>
          <table:table-cell office:value-type="float" office:value="35" calcext:value-type="float">
            <text:p>35</text:p>
          </table:table-cell>
          <table:table-cell office:value-type="string" calcext:value-type="string">
            <text:p>['https://www.sony.co.in/image/e6c64548ff9844b62832b1816a1aa3a4?fmt=pjpeg&amp;wid=110&amp;bgcolor=FFFFFF&amp;bgc=FFFFFF']</text:p>
          </table:table-cell>
          <table:table-cell office:value-type="string" calcext:value-type="string">
            <text:p>['Powerful Party Sound ', 'X-Balanced Speaker Unit ', 'Ambient lighting ', 'IPX4 Water resistant3 ', '20-hour4 battery life and quick charging ']</text:p>
          </table:table-cell>
          <table:table-cell office:value-type="string" calcext:value-type="string">
            <text:p>Party Speakers</text:p>
          </table:table-cell>
          <table:table-cell office:value-type="string" calcext:value-type="string">
            <text:p>Wireless Speakers</text:p>
          </table:table-cell>
        </table:table-row>
        <table:table-row table:style-name="ro1">
          <table:table-cell office:value-type="string" calcext:value-type="string">
            <text:p>XP700 X-Series Portable Wireless Speaker</text:p>
          </table:table-cell>
          <table:table-cell office:value-type="string" calcext:value-type="string">
            <text:p>Rs. 51,9901</text:p>
          </table:table-cell>
          <table:table-cell office:value-type="float" office:value="4.5" calcext:value-type="float">
            <text:p>4.5</text:p>
          </table:table-cell>
          <table:table-cell office:value-type="float" office:value="32" calcext:value-type="float">
            <text:p>32</text:p>
          </table:table-cell>
          <table:table-cell office:value-type="string" calcext:value-type="string">
            <text:p>['https://www.sony.co.in/image/6364a26f0350572e348f7a7851ddc755?fmt=pjpeg&amp;wid=110&amp;bgcolor=FFFFFF&amp;bgc=FFFFFF']</text:p>
          </table:table-cell>
          <table:table-cell office:value-type="string" calcext:value-type="string">
            <text:p>['Omnidirectional party sound ', 'X-Balanced Speaker Unit ', 'Ambient lighting ', 'IPX4 Water resistant3 ', '25-hour4 battery life and quick charging ']</text:p>
          </table:table-cell>
          <table:table-cell office:value-type="string" calcext:value-type="string">
            <text:p>['Hi-Fi Systems', 'Party Speakers']</text:p>
          </table:table-cell>
          <table:table-cell office:value-type="string" calcext:value-type="string">
            <text:p>['Audio Systems', 'Wireless Speakers']</text:p>
          </table:table-cell>
        </table:table-row>
        <table:table-row table:style-name="ro1">
          <table:table-cell office:value-type="string" calcext:value-type="string">
            <text:p>XV500 X-Series Wireless Party Speaker</text:p>
          </table:table-cell>
          <table:table-cell office:value-type="string" calcext:value-type="string">
            <text:p>Rs.39,990</text:p>
          </table:table-cell>
          <table:table-cell office:value-type="float" office:value="4.9" calcext:value-type="float">
            <text:p>4.9</text:p>
          </table:table-cell>
          <table:table-cell office:value-type="float" office:value="13" calcext:value-type="float">
            <text:p>13</text:p>
          </table:table-cell>
          <table:table-cell office:value-type="string" calcext:value-type="string">
            <text:p>['https://sony.scene7.com/is/image/sonyglobalsolutions/Product-Intro-Plate_Desktop_01-5?$productIntroPlatedesktop$&amp;fmt=png-alpha', 'https://sony.scene7.com/is/image/sonyglobalsolutions/Product-Intro-Plate_Desktop_02-5?$productIntroPlatedesktop$&amp;fmt=png-alpha', 'https://sony.scene7.com/is/image/sonyglobalsolutions/Product-Intro-Plate_Desktop_03?$productIntroPlatedesktop$&amp;fmt=png-alpha', 'https://sony.scene7.com/is/image/sonyglobalsolutions/Product-Intro-Plate_Desktop_04?$productIntroPlatedesktop$&amp;fmt=png-alpha', 'https://sony.scene7.com/is/image/sonyglobalsolutions/Product-Intro-Plate_Desktop_05?$productIntroPlatedesktop$&amp;fmt=png-alpha', 'https://sony.scene7.com/is/image/sonyglobalsolutions/Product-Intro-Plate_Desktop_06?$productIntroPlatedesktop$&amp;fmt=png-alpha', 'https://sony.scene7.com/is/image/sonyglobalsolutions/Product-Intro-Plate_Desktop_07?$productIntroPlatedesktop$&amp;fmt=png-alpha']</text:p>
          </table:table-cell>
          <table:table-cell office:value-type="string" calcext:value-type="string">
            <text:p>["Powerful sound that's easy to transport", 'X-Balanced Speaker Unit for powerful sound', '25-hour battery2 life and quick charging', 'Karaoke and guitar input for more fun', 'Easy-to-use touch-panel control']</text:p>
          </table:table-cell>
          <table:table-cell office:value-type="string" calcext:value-type="string">
            <text:p>['Hi-Fi Systems', 'Party Speakers']</text:p>
          </table:table-cell>
          <table:table-cell office:value-type="string" calcext:value-type="string">
            <text:p>['Audio Systems', 'Wireless Speakers']</text:p>
          </table:table-cell>
        </table:table-row>
        <table:table-row table:style-name="ro1">
          <table:table-cell office:value-type="string" calcext:value-type="string">
            <text:p>XV800 X-Series Wireless Party Speaker</text:p>
          </table:table-cell>
          <table:table-cell office:value-type="string" calcext:value-type="string">
            <text:p>Rs.64,990</text:p>
          </table:table-cell>
          <table:table-cell office:value-type="float" office:value="4.9" calcext:value-type="float">
            <text:p>4.9</text:p>
          </table:table-cell>
          <table:table-cell office:value-type="float" office:value="28" calcext:value-type="float">
            <text:p>28</text:p>
          </table:table-cell>
          <table:table-cell office:value-type="string" calcext:value-type="string">
            <text:p>['https://sony.scene7.com/is/image/sonyglobalsolutions/d-Product-Intro-Plate-1-8?$productIntroPlatedesktop$', 'https://sony.scene7.com/is/image/sonyglobalsolutions/d-Product-Intro-Plate-2-6?$productIntroPlatedesktop$&amp;fmt=png-alpha', 'https://sony.scene7.com/is/image/sonyglobalsolutions/d-Product-Intro-Plate-3-5?$productIntroPlatedesktop$&amp;fmt=png-alpha', 'https://sony.scene7.com/is/image/sonyglobalsolutions/d-Product-Intro-Plate-4-6?$productIntroPlatedesktop$&amp;fmt=png-alpha', 'https://sony.scene7.com/is/image/sonyglobalsolutions/d-Product-Intro-Plate-5-5?$productIntroPlatedesktop$&amp;fmt=png-alpha', 'https://sony.scene7.com/is/image/sonyglobalsolutions/d-Product-Intro-Plate-6-6?$productIntroPlatedesktop$&amp;fmt=png-alpha', 'https://sony.scene7.com/is/image/sonyglobalsolutions/d-Product-Intro-Plate-7-6?$productIntroPlatedesktop$&amp;fmt=png-alpha']</text:p>
          </table:table-cell>
          <table:table-cell office:value-type="string" calcext:value-type="string">
            <text:p>['Omni-directional sound for better sound spread', 'X-Balanced Speaker Unit for powerful sound', '25-hour battery2 life and quick charging', 'TV Sound Booster for enriching TV sound', 'Karaoke and guitar input for more fun']</text:p>
          </table:table-cell>
          <table:table-cell office:value-type="string" calcext:value-type="string">
            <text:p>['Hi-Fi Systems', 'Party Speakers']</text:p>
          </table:table-cell>
          <table:table-cell office:value-type="string" calcext:value-type="string">
            <text:p>['Audio Systems', 'Wireless Speakers']</text:p>
          </table:table-cell>
        </table:table-row>
        <table:table-row table:style-name="ro1">
          <table:table-cell office:value-type="string" calcext:value-type="string">
            <text:p>ZX700 WalkmanÂ® ZX Series</text:p>
          </table:table-cell>
          <table:table-cell office:value-type="string" calcext:value-type="string">
            <text:p>Rs.74,990</text:p>
          </table:table-cell>
          <table:table-cell table:number-columns-repeated="2" office:value-type="float" office:value="0" calcext:value-type="float">
            <text:p>0</text:p>
          </table:table-cell>
          <table:table-cell office:value-type="string" calcext:value-type="string">
            <text:p>['https://sony.scene7.com/is/image/sonyglobalsolutions/ZX700_Product_Intro_Plate_D?$productIntroPlatedesktop$', 'https://sony.scene7.com/is/image/sonyglobalsolutions/ZX700_Gallery1?$productIntroPlatedesktop$&amp;fmt=png-alpha', 'https://sony.scene7.com/is/image/sonyglobalsolutions/ZX700_Gallery2?$productIntroPlatedesktop$&amp;fmt=png-alpha', 'https://sony.scene7.com/is/image/sonyglobalsolutions/ZX700_Gallery3?$productIntroPlatedesktop$&amp;fmt=png-alpha', 'https://sony.scene7.com/is/image/sonyglobalsolutions/ZX700_Gallery4?$productIntroPlatedesktop$&amp;fmt=png-alpha', 'https://sony.scene7.com/is/image/sonyglobalsolutions/ZX700_Gallery5?$productIntroPlatedesktop$&amp;fmt=png-alpha', 'https://sony.scene7.com/is/image/sonyglobalsolutions/ZX700_Gallery6?$productIntroPlatedesktop$&amp;fmt=png-alpha', 'https://sony.scene7.com/is/image/sonyglobalsolutions/ZX700_Gallery7?$productIntroPlatedesktop$&amp;fmt=png-alpha', 'https://sony.scene7.com/is/image/sonyglobalsolutions/ZX700_Gallery8?$productIntroPlatedesktop$&amp;fmt=png-alpha', 'https://sony.scene7.com/is/image/sonyglobalsolutions/ZX700_Gallery9?$productIntroPlatedesktop$&amp;fmt=png-alpha', 'https://sony.scene7.com/is/image/sonyglobalsolutions/ZX700_Gallery10?$productIntroPlatedesktop$&amp;fmt=png-alpha']</text:p>
          </table:table-cell>
          <table:table-cell office:value-type="string" calcext:value-type="string">
            <text:p>['High-end components', 'Unique sound-processing technology', 'Longer battery life', 'Premium design', 'Easy downloading and streaming']</text:p>
          </table:table-cell>
          <table:table-cell office:value-type="string" calcext:value-type="string">
            <text:p>Premium</text:p>
          </table:table-cell>
          <table:table-cell office:value-type="string" calcext:value-type="string">
            <text:p>Walkman</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IN"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2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1-25T16:29:32.813000000</dc:date>
    <meta:editing-duration>PT7M54S</meta:editing-duration>
    <meta:editing-cycles>1</meta:editing-cycles>
    <meta:document-statistic meta:table-count="1" meta:cell-count="480" meta:object-count="0"/>
    <meta:generator>LibreOffice/24.8.3.2$Windows_X86_64 LibreOffice_project/48a6bac9e7e268aeb4c3483fcf825c94556d9f92</meta:generator>
  </office:meta>
</office:document-meta>
</file>